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14.46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6.9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8.98mm"/>
    </style:style>
    <style:style style:name="co8" style:family="table-column">
      <style:table-column-properties fo:break-before="auto" style:column-width="17.9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06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53.3mm"/>
    </style:style>
    <style:style style:name="co13" style:family="table-column">
      <style:table-column-properties fo:break-before="auto" style:column-width="36.65mm"/>
    </style:style>
    <style:style style:name="co14" style:family="table-column">
      <style:table-column-properties fo:break-before="auto" style:column-width="37.34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fo:border="none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ext-properties style:font-name="Liberation Sans" style:font-name-asian="DejaVu Sans" style:font-name-complex="DejaVu Sans"/>
    </style:style>
    <style:style style:name="ce6" style:family="table-cell" style:parent-style-name="Default" style:data-style-name="N115"/>
    <style:style style:name="ce7" style:family="table-cell" style:parent-style-name="Default" style:data-style-name="N115">
      <style:table-cell-properties fo:border="none"/>
    </style:style>
    <style:style style:name="ce8" style:family="table-cell" style:parent-style-name="Default" style:data-style-name="N115">
      <style:text-properties style:font-name="Liberation Sans" style:font-name-asian="DejaVu Sans" style:font-name-complex="DejaVu Sans"/>
    </style:style>
    <style:style style:name="ce9" style:family="table-cell" style:parent-style-name="Default" style:data-style-name="N118"/>
    <style:style style:name="ce10" style:family="table-cell" style:parent-style-name="Default" style:data-style-name="N118">
      <style:table-cell-properties fo:border="none"/>
    </style:style>
    <style:style style:name="ce11" style:family="table-cell" style:parent-style-name="Default" style:data-style-name="N118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z4" table:style-name="ta1">
        <table:shapes>
          <draw:frame draw:z-index="0" draw:style-name="gr1" draw:text-style-name="P1" svg:width="260mm" svg:height="150mm" svg:x="0mm" svg:y="150mm">
            <loext:p draw:notify-on-update-of-ranges="lz4.M2:lz4.M30 lz4.L2:lz4.L30 lz4.M2:lz4.M30 lz4.K2:lz4.K30 lz4.M2:lz4.M30 lz4.G2:lz4.G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60mm" svg:height="150mm" svg:x="269.97mm" svg:y="150mm">
            <loext:p draw:notify-on-update-of-ranges="lz4.P1:lz4.P1 lz4.P2:lz4.P30 lz4.M1:lz4.M1 lz4.M2:lz4.M30 lz4.N1:lz4.N1 lz4.N2:lz4.N30 lz4.O1:lz4.O1 lz4.O2:lz4.O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2" table:default-cell-style-name="ce9"/>
        <table:table-column table:style-name="co9" table:number-columns-repeated="1006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,59 GB</text:p>
          </table:table-cell>
          <table:table-cell office:value-type="float" office:value="6.52" calcext:value-type="float">
            <text:p>6,52 GB</text:p>
          </table:table-cell>
          <table:table-cell office:value-type="float" office:value="5.28" calcext:value-type="float">
            <text:p>5,28 GB</text:p>
          </table:table-cell>
          <table:table-cell office:value-type="float" office:value="1484121" calcext:value-type="float">
            <text:p>1484121</text:p>
          </table:table-cell>
          <table:table-cell office:value-type="float" office:value="1838713" calcext:value-type="float">
            <text:p>1838713</text:p>
          </table:table-cell>
          <table:table-cell/>
          <table:table-cell table:formula="of:=ROUND([.F2]/[.E2]*100;1)" office:value-type="float" office:value="85.9" calcext:value-type="float">
            <text:p>85,9 %</text:p>
          </table:table-cell>
          <table:table-cell table:style-name="ce5" table:formula="of:=ROUND([.G2]/[.F2]*100;1)" office:value-type="float" office:value="81" calcext:value-type="float">
            <text:p>81,0 %</text:p>
          </table:table-cell>
          <table:table-cell table:formula="of:=([.G2]*1024*1024)/[.I2]" office:value-type="float" office:value="3.01106332527153" calcext:value-type="float">
            <text:p>3,0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8" table:formula="of:=(2^[.C2])/1024" office:value-type="float" office:value="4" calcext:value-type="float">
            <text:p>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,72 GB</text:p>
          </table:table-cell>
          <table:table-cell office:value-type="float" office:value="6.76" calcext:value-type="float">
            <text:p>6,76 GB</text:p>
          </table:table-cell>
          <table:table-cell office:value-type="float" office:value="5.33" calcext:value-type="float">
            <text:p>5,33 GB</text:p>
          </table:table-cell>
          <table:table-cell office:value-type="float" office:value="3747225" calcext:value-type="float">
            <text:p>3747225</text:p>
          </table:table-cell>
          <table:table-cell office:value-type="float" office:value="4803296" calcext:value-type="float">
            <text:p>4803296</text:p>
          </table:table-cell>
          <table:table-cell/>
          <table:table-cell table:formula="of:=ROUND([.F3]/[.E3]*100;1)" office:value-type="float" office:value="87.6" calcext:value-type="float">
            <text:p>87,6 %</text:p>
          </table:table-cell>
          <table:table-cell table:style-name="ce5" table:formula="of:=ROUND([.G3]/[.F3]*100;1)" office:value-type="float" office:value="78.8" calcext:value-type="float">
            <text:p>78,8 %</text:p>
          </table:table-cell>
          <table:table-cell table:formula="of:=([.G3]*1024*1024)/[.I3]" office:value-type="float" office:value="1.16355729066041" calcext:value-type="float">
            <text:p>1,2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8" table:formula="of:=(2^[.C3])/1024" office:value-type="float" office:value="16" calcext:value-type="float">
            <text:p>1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.63" calcext:value-type="float">
            <text:p>7,63 GB</text:p>
          </table:table-cell>
          <table:table-cell office:value-type="float" office:value="6.58" calcext:value-type="float">
            <text:p>6,58 GB</text:p>
          </table:table-cell>
          <table:table-cell office:value-type="float" office:value="5.27" calcext:value-type="float">
            <text:p>5,27 GB</text:p>
          </table:table-cell>
          <table:table-cell office:value-type="float" office:value="2233899" calcext:value-type="float">
            <text:p>2233899</text:p>
          </table:table-cell>
          <table:table-cell office:value-type="float" office:value="2828335" calcext:value-type="float">
            <text:p>2828335</text:p>
          </table:table-cell>
          <table:table-cell/>
          <table:table-cell table:formula="of:=ROUND([.F4]/[.E4]*100;1)" office:value-type="float" office:value="86.2" calcext:value-type="float">
            <text:p>86,2 %</text:p>
          </table:table-cell>
          <table:table-cell table:style-name="ce5" table:formula="of:=ROUND([.G4]/[.F4]*100;1)" office:value-type="float" office:value="80.1" calcext:value-type="float">
            <text:p>80,1 %</text:p>
          </table:table-cell>
          <table:table-cell table:formula="of:=([.G4]*1024*1024)/[.I4]" office:value-type="float" office:value="1.95379808968881" calcext:value-type="float">
            <text:p>2,0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8" table:formula="of:=(2^[.C4])/1024" office:value-type="float" office:value="8" calcext:value-type="float">
            <text:p>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.64" calcext:value-type="float">
            <text:p>7,64 GB</text:p>
          </table:table-cell>
          <table:table-cell office:value-type="float" office:value="6.6" calcext:value-type="float">
            <text:p>6,60 GB</text:p>
          </table:table-cell>
          <table:table-cell office:value-type="float" office:value="5.26" calcext:value-type="float">
            <text:p>5,26 GB</text:p>
          </table:table-cell>
          <table:table-cell office:value-type="float" office:value="2260749" calcext:value-type="float">
            <text:p>2260749</text:p>
          </table:table-cell>
          <table:table-cell office:value-type="float" office:value="2872236" calcext:value-type="float">
            <text:p>2872236</text:p>
          </table:table-cell>
          <table:table-cell/>
          <table:table-cell table:formula="of:=ROUND([.F5]/[.E5]*100;1)" office:value-type="float" office:value="86.4" calcext:value-type="float">
            <text:p>86,4 %</text:p>
          </table:table-cell>
          <table:table-cell table:style-name="ce5" table:formula="of:=ROUND([.G5]/[.F5]*100;1)" office:value-type="float" office:value="79.7" calcext:value-type="float">
            <text:p>79,7 %</text:p>
          </table:table-cell>
          <table:table-cell table:formula="of:=([.G5]*1024*1024)/[.I5]" office:value-type="float" office:value="1.92028432204039" calcext:value-type="float">
            <text:p>1,9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8" table:formula="of:=(2^[.C5])/1024" office:value-type="float" office:value="64" calcext:value-type="float">
            <text:p>6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,58 GB</text:p>
          </table:table-cell>
          <table:table-cell office:value-type="float" office:value="6.48" calcext:value-type="float">
            <text:p>6,48 GB</text:p>
          </table:table-cell>
          <table:table-cell office:value-type="float" office:value="5.25" calcext:value-type="float">
            <text:p>5,25 GB</text:p>
          </table:table-cell>
          <table:table-cell office:value-type="float" office:value="1278309" calcext:value-type="float">
            <text:p>1278309</text:p>
          </table:table-cell>
          <table:table-cell office:value-type="float" office:value="1600014" calcext:value-type="float">
            <text:p>1600014</text:p>
          </table:table-cell>
          <table:table-cell/>
          <table:table-cell table:formula="of:=ROUND([.F6]/[.E6]*100;1)" office:value-type="float" office:value="85.5" calcext:value-type="float">
            <text:p>85,5 %</text:p>
          </table:table-cell>
          <table:table-cell table:style-name="ce5" table:formula="of:=ROUND([.G6]/[.F6]*100;1)" office:value-type="float" office:value="81" calcext:value-type="float">
            <text:p>81,0 %</text:p>
          </table:table-cell>
          <table:table-cell table:formula="of:=([.G6]*1024*1024)/[.I6]" office:value-type="float" office:value="3.44060989466342" calcext:value-type="float">
            <text:p>3,4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8" table:formula="of:=(2^[.C6])/1024" office:value-type="float" office:value="16" calcext:value-type="float">
            <text:p>1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,58 GB</text:p>
          </table:table-cell>
          <table:table-cell office:value-type="float" office:value="6.46" calcext:value-type="float">
            <text:p>6,46 GB</text:p>
          </table:table-cell>
          <table:table-cell office:value-type="float" office:value="5.24" calcext:value-type="float">
            <text:p>5,24 GB</text:p>
          </table:table-cell>
          <table:table-cell office:value-type="float" office:value="1146788" calcext:value-type="float">
            <text:p>1146788</text:p>
          </table:table-cell>
          <table:table-cell office:value-type="float" office:value="1433849" calcext:value-type="float">
            <text:p>1433849</text:p>
          </table:table-cell>
          <table:table-cell/>
          <table:table-cell table:formula="of:=ROUND([.F7]/[.E7]*100;1)" office:value-type="float" office:value="85.2" calcext:value-type="float">
            <text:p>85,2 %</text:p>
          </table:table-cell>
          <table:table-cell table:style-name="ce5" table:formula="of:=ROUND([.G7]/[.F7]*100;1)" office:value-type="float" office:value="81.1" calcext:value-type="float">
            <text:p>81,1 %</text:p>
          </table:table-cell>
          <table:table-cell table:formula="of:=([.G7]*1024*1024)/[.I7]" office:value-type="float" office:value="3.83202013601153" calcext:value-type="float">
            <text:p>3,8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8" table:formula="of:=(2^[.C7])/1024" office:value-type="float" office:value="64" calcext:value-type="float">
            <text:p>6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 GB</text:p>
          </table:table-cell>
          <table:table-cell office:value-type="float" office:value="6.38" calcext:value-type="float">
            <text:p>6,38 GB</text:p>
          </table:table-cell>
          <table:table-cell office:value-type="float" office:value="5.32" calcext:value-type="float">
            <text:p>5,32 GB</text:p>
          </table:table-cell>
          <table:table-cell office:value-type="float" office:value="660416" calcext:value-type="float">
            <text:p>660416</text:p>
          </table:table-cell>
          <table:table-cell office:value-type="float" office:value="810910" calcext:value-type="float">
            <text:p>810910</text:p>
          </table:table-cell>
          <table:table-cell/>
          <table:table-cell table:formula="of:=ROUND([.F8]/[.E8]*100;1)" office:value-type="float" office:value="84.5" calcext:value-type="float">
            <text:p>84,5 %</text:p>
          </table:table-cell>
          <table:table-cell table:style-name="ce5" table:formula="of:=ROUND([.G8]/[.F8]*100;1)" office:value-type="float" office:value="83.4" calcext:value-type="float">
            <text:p>83,4 %</text:p>
          </table:table-cell>
          <table:table-cell table:formula="of:=([.G8]*1024*1024)/[.I8]" office:value-type="float" office:value="6.87921510401894" calcext:value-type="float">
            <text:p>6,9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8" table:formula="of:=(2^[.C8])/1024" office:value-type="float" office:value="32" calcext:value-type="float">
            <text:p>3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 GB</text:p>
          </table:table-cell>
          <table:table-cell office:value-type="float" office:value="6.37" calcext:value-type="float">
            <text:p>6,37 GB</text:p>
          </table:table-cell>
          <table:table-cell office:value-type="float" office:value="5.32" calcext:value-type="float">
            <text:p>5,32 GB</text:p>
          </table:table-cell>
          <table:table-cell office:value-type="float" office:value="584096" calcext:value-type="float">
            <text:p>584096</text:p>
          </table:table-cell>
          <table:table-cell office:value-type="float" office:value="714684" calcext:value-type="float">
            <text:p>714684</text:p>
          </table:table-cell>
          <table:table-cell/>
          <table:table-cell table:formula="of:=ROUND([.F9]/[.E9]*100;1)" office:value-type="float" office:value="84.4" calcext:value-type="float">
            <text:p>84,4 %</text:p>
          </table:table-cell>
          <table:table-cell table:style-name="ce5" table:formula="of:=ROUND([.G9]/[.F9]*100;1)" office:value-type="float" office:value="83.5" calcext:value-type="float">
            <text:p>83,5 %</text:p>
          </table:table-cell>
          <table:table-cell table:formula="of:=([.G9]*1024*1024)/[.I9]" office:value-type="float" office:value="7.8054417336893" calcext:value-type="float">
            <text:p>7,8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8" table:formula="of:=(2^[.C9])/1024" office:value-type="float" office:value="256" calcext:value-type="float">
            <text:p>25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.53" calcext:value-type="float">
            <text:p>7,53 GB</text:p>
          </table:table-cell>
          <table:table-cell office:value-type="float" office:value="6.31" calcext:value-type="float">
            <text:p>6,31 GB</text:p>
          </table:table-cell>
          <table:table-cell office:value-type="float" office:value="5.41" calcext:value-type="float">
            <text:p>5,41 GB</text:p>
          </table:table-cell>
          <table:table-cell office:value-type="float" office:value="339053" calcext:value-type="float">
            <text:p>339053</text:p>
          </table:table-cell>
          <table:table-cell office:value-type="float" office:value="409266" calcext:value-type="float">
            <text:p>409266</text:p>
          </table:table-cell>
          <table:table-cell/>
          <table:table-cell table:formula="of:=ROUND([.F10]/[.E10]*100;1)" office:value-type="float" office:value="83.8" calcext:value-type="float">
            <text:p>83,8 %</text:p>
          </table:table-cell>
          <table:table-cell table:style-name="ce5" table:formula="of:=ROUND([.G10]/[.F10]*100;1)" office:value-type="float" office:value="85.7" calcext:value-type="float">
            <text:p>85,7 %</text:p>
          </table:table-cell>
          <table:table-cell table:formula="of:=([.G10]*1024*1024)/[.I10]" office:value-type="float" office:value="13.8609025914686" calcext:value-type="float">
            <text:p>13,9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8" table:formula="of:=(2^[.C10])/1024" office:value-type="float" office:value="64" calcext:value-type="float">
            <text:p>6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.53" calcext:value-type="float">
            <text:p>7,53 GB</text:p>
          </table:table-cell>
          <table:table-cell office:value-type="float" office:value="6.31" calcext:value-type="float">
            <text:p>6,31 GB</text:p>
          </table:table-cell>
          <table:table-cell office:value-type="float" office:value="5.42" calcext:value-type="float">
            <text:p>5,42 GB</text:p>
          </table:table-cell>
          <table:table-cell office:value-type="float" office:value="300196" calcext:value-type="float">
            <text:p>300196</text:p>
          </table:table-cell>
          <table:table-cell office:value-type="float" office:value="358873" calcext:value-type="float">
            <text:p>358873</text:p>
          </table:table-cell>
          <table:table-cell/>
          <table:table-cell table:formula="of:=ROUND([.F11]/[.E11]*100;1)" office:value-type="float" office:value="83.8" calcext:value-type="float">
            <text:p>83,8 %</text:p>
          </table:table-cell>
          <table:table-cell table:style-name="ce5" table:formula="of:=ROUND([.G11]/[.F11]*100;1)" office:value-type="float" office:value="85.9" calcext:value-type="float">
            <text:p>85,9 %</text:p>
          </table:table-cell>
          <table:table-cell table:formula="of:=([.G11]*1024*1024)/[.I11]" office:value-type="float" office:value="15.8364711750396" calcext:value-type="float">
            <text:p>15,8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8" table:formula="of:=(2^[.C11])/1024" office:value-type="float" office:value="512" calcext:value-type="float">
            <text:p>51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.53" calcext:value-type="float">
            <text:p>7,53 GB</text:p>
          </table:table-cell>
          <table:table-cell office:value-type="float" office:value="6.27" calcext:value-type="float">
            <text:p>6,27 GB</text:p>
          </table:table-cell>
          <table:table-cell office:value-type="float" office:value="5.52" calcext:value-type="float">
            <text:p>5,52 GB</text:p>
          </table:table-cell>
          <table:table-cell office:value-type="float" office:value="183987" calcext:value-type="float">
            <text:p>183987</text:p>
          </table:table-cell>
          <table:table-cell office:value-type="float" office:value="218582" calcext:value-type="float">
            <text:p>218582</text:p>
          </table:table-cell>
          <table:table-cell/>
          <table:table-cell table:formula="of:=ROUND([.F12]/[.E12]*100;1)" office:value-type="float" office:value="83.3" calcext:value-type="float">
            <text:p>83,3 %</text:p>
          </table:table-cell>
          <table:table-cell table:style-name="ce5" table:formula="of:=ROUND([.G12]/[.F12]*100;1)" office:value-type="float" office:value="88" calcext:value-type="float">
            <text:p>88,0 %</text:p>
          </table:table-cell>
          <table:table-cell table:formula="of:=([.G12]*1024*1024)/[.I12]" office:value-type="float" office:value="26.4804033268979" calcext:value-type="float">
            <text:p>26,5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2" calcext:value-type="float">
            <text:p>2,0 kB</text:p>
          </table:table-cell>
          <table:table-cell table:style-name="ce8" table:formula="of:=(2^[.C12])/1024" office:value-type="float" office:value="128" calcext:value-type="float">
            <text:p>12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7" calcext:value-type="float">
            <text:p>6,27 GB</text:p>
          </table:table-cell>
          <table:table-cell office:value-type="float" office:value="5.52" calcext:value-type="float">
            <text:p>5,52 GB</text:p>
          </table:table-cell>
          <table:table-cell office:value-type="float" office:value="170684" calcext:value-type="float">
            <text:p>170684</text:p>
          </table:table-cell>
          <table:table-cell office:value-type="float" office:value="200124" calcext:value-type="float">
            <text:p>200124</text:p>
          </table:table-cell>
          <table:table-cell/>
          <table:table-cell table:formula="of:=ROUND([.F13]/[.E13]*100;1)" office:value-type="float" office:value="83.4" calcext:value-type="float">
            <text:p>83,4 %</text:p>
          </table:table-cell>
          <table:table-cell table:style-name="ce5" table:formula="of:=ROUND([.G13]/[.F13]*100;1)" office:value-type="float" office:value="88" calcext:value-type="float">
            <text:p>88,0 %</text:p>
          </table:table-cell>
          <table:table-cell table:formula="of:=([.G13]*1024*1024)/[.I13]" office:value-type="float" office:value="28.922765485399" calcext:value-type="float">
            <text:p>28,9 kB</text:p>
          </table:table-cell>
          <table:table-cell table:formula="of:=(2^MAX([.B13];MIN([.D13];[.C13])))/1024" office:value-type="float" office:value="32" calcext:value-type="float">
            <text:p>32,0 kB</text:p>
          </table:table-cell>
          <table:table-cell table:formula="of:=(2^[.B13])/1024" office:value-type="float" office:value="4" calcext:value-type="float">
            <text:p>4,0 kB</text:p>
          </table:table-cell>
          <table:table-cell table:style-name="ce8" table:formula="of:=(2^[.C13])/1024" office:value-type="float" office:value="512" calcext:value-type="float">
            <text:p>51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5" calcext:value-type="float">
            <text:p>6,25 GB</text:p>
          </table:table-cell>
          <table:table-cell office:value-type="float" office:value="5.62" calcext:value-type="float">
            <text:p>5,62 GB</text:p>
          </table:table-cell>
          <table:table-cell office:value-type="float" office:value="95123" calcext:value-type="float">
            <text:p>95123</text:p>
          </table:table-cell>
          <table:table-cell office:value-type="float" office:value="108490" calcext:value-type="float">
            <text:p>108490</text:p>
          </table:table-cell>
          <table:table-cell/>
          <table:table-cell table:formula="of:=ROUND([.F14]/[.E14]*100;1)" office:value-type="float" office:value="83.1" calcext:value-type="float">
            <text:p>83,1 %</text:p>
          </table:table-cell>
          <table:table-cell table:style-name="ce5" table:formula="of:=ROUND([.G14]/[.F14]*100;1)" office:value-type="float" office:value="89.9" calcext:value-type="float">
            <text:p>89,9 %</text:p>
          </table:table-cell>
          <table:table-cell table:formula="of:=([.G14]*1024*1024)/[.I14]" office:value-type="float" office:value="54.3183438104895" calcext:value-type="float">
            <text:p>54,3 kB</text:p>
          </table:table-cell>
          <table:table-cell table:formula="of:=(2^MAX([.B14];MIN([.D14];[.C14])))/1024" office:value-type="float" office:value="64" calcext:value-type="float">
            <text:p>64,0 kB</text:p>
          </table:table-cell>
          <table:table-cell table:formula="of:=(2^[.B14])/1024" office:value-type="float" office:value="4" calcext:value-type="float">
            <text:p>4,0 kB</text:p>
          </table:table-cell>
          <table:table-cell table:style-name="ce8" table:formula="of:=(2^[.C14])/1024" office:value-type="float" office:value="256" calcext:value-type="float">
            <text:p>25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4" calcext:value-type="float">
            <text:p>6,24 GB</text:p>
          </table:table-cell>
          <table:table-cell office:value-type="float" office:value="5.62" calcext:value-type="float">
            <text:p>5,62 GB</text:p>
          </table:table-cell>
          <table:table-cell office:value-type="float" office:value="88314" calcext:value-type="float">
            <text:p>88314</text:p>
          </table:table-cell>
          <table:table-cell office:value-type="float" office:value="100366" calcext:value-type="float">
            <text:p>100366</text:p>
          </table:table-cell>
          <table:table-cell/>
          <table:table-cell table:formula="of:=ROUND([.F15]/[.E15]*100;1)" office:value-type="float" office:value="83" calcext:value-type="float">
            <text:p>83,0 %</text:p>
          </table:table-cell>
          <table:table-cell table:style-name="ce5" table:formula="of:=ROUND([.G15]/[.F15]*100;1)" office:value-type="float" office:value="90.1" calcext:value-type="float">
            <text:p>90,1 %</text:p>
          </table:table-cell>
          <table:table-cell table:formula="of:=([.G15]*1024*1024)/[.I15]" office:value-type="float" office:value="58.7150740290537" calcext:value-type="float">
            <text:p>58,7 kB</text:p>
          </table:table-cell>
          <table:table-cell table:formula="of:=(2^MAX([.B15];MIN([.D15];[.C15])))/1024" office:value-type="float" office:value="64" calcext:value-type="float">
            <text:p>64,0 kB</text:p>
          </table:table-cell>
          <table:table-cell table:formula="of:=(2^[.B15])/1024" office:value-type="float" office:value="8" calcext:value-type="float">
            <text:p>8,0 kB</text:p>
          </table:table-cell>
          <table:table-cell table:style-name="ce8" table:formula="of:=(2^[.C15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2" calcext:value-type="float">
            <text:p>6,22 GB</text:p>
          </table:table-cell>
          <table:table-cell office:value-type="float" office:value="5.72" calcext:value-type="float">
            <text:p>5,72 GB</text:p>
          </table:table-cell>
          <table:table-cell office:value-type="float" office:value="47810" calcext:value-type="float">
            <text:p>47810</text:p>
          </table:table-cell>
          <table:table-cell office:value-type="float" office:value="52926" calcext:value-type="float">
            <text:p>52926</text:p>
          </table:table-cell>
          <table:table-cell/>
          <table:table-cell table:formula="of:=ROUND([.F16]/[.E16]*100;1)" office:value-type="float" office:value="82.7" calcext:value-type="float">
            <text:p>82,7 %</text:p>
          </table:table-cell>
          <table:table-cell table:style-name="ce5" table:formula="of:=ROUND([.G16]/[.F16]*100;1)" office:value-type="float" office:value="92" calcext:value-type="float">
            <text:p>92,0 %</text:p>
          </table:table-cell>
          <table:table-cell table:formula="of:=([.G16]*1024*1024)/[.I16]" office:value-type="float" office:value="113.325297963194" calcext:value-type="float">
            <text:p>113,3 kB</text:p>
          </table:table-cell>
          <table:table-cell table:formula="of:=(2^MAX([.B16];MIN([.D16];[.C16])))/1024" office:value-type="float" office:value="128" calcext:value-type="float">
            <text:p>128,0 kB</text:p>
          </table:table-cell>
          <table:table-cell table:formula="of:=(2^[.B16])/1024" office:value-type="float" office:value="8" calcext:value-type="float">
            <text:p>8,0 kB</text:p>
          </table:table-cell>
          <table:table-cell table:style-name="ce8" table:formula="of:=(2^[.C16])/1024" office:value-type="float" office:value="512" calcext:value-type="float">
            <text:p>51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2" calcext:value-type="float">
            <text:p>6,22 GB</text:p>
          </table:table-cell>
          <table:table-cell office:value-type="float" office:value="5.74" calcext:value-type="float">
            <text:p>5,74 GB</text:p>
          </table:table-cell>
          <table:table-cell office:value-type="float" office:value="44309" calcext:value-type="float">
            <text:p>44309</text:p>
          </table:table-cell>
          <table:table-cell office:value-type="float" office:value="48841" calcext:value-type="float">
            <text:p>48841</text:p>
          </table:table-cell>
          <table:table-cell/>
          <table:table-cell table:formula="of:=ROUND([.F17]/[.E17]*100;1)" office:value-type="float" office:value="82.7" calcext:value-type="float">
            <text:p>82,7 %</text:p>
          </table:table-cell>
          <table:table-cell table:style-name="ce5" table:formula="of:=ROUND([.G17]/[.F17]*100;1)" office:value-type="float" office:value="92.3" calcext:value-type="float">
            <text:p>92,3 %</text:p>
          </table:table-cell>
          <table:table-cell table:formula="of:=([.G17]*1024*1024)/[.I17]" office:value-type="float" office:value="123.233067300014" calcext:value-type="float">
            <text:p>123,2 kB</text:p>
          </table:table-cell>
          <table:table-cell table:formula="of:=(2^MAX([.B17];MIN([.D17];[.C17])))/1024" office:value-type="float" office:value="128" calcext:value-type="float">
            <text:p>128,0 kB</text:p>
          </table:table-cell>
          <table:table-cell table:formula="of:=(2^[.B17])/1024" office:value-type="float" office:value="16" calcext:value-type="float">
            <text:p>16,0 kB</text:p>
          </table:table-cell>
          <table:table-cell table:style-name="ce8" table:formula="of:=(2^[.C17])/1024" office:value-type="float" office:value="2048" calcext:value-type="float">
            <text:p>204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2" calcext:value-type="float">
            <text:p>6,22 GB</text:p>
          </table:table-cell>
          <table:table-cell office:value-type="float" office:value="5.81" calcext:value-type="float">
            <text:p>5,81 GB</text:p>
          </table:table-cell>
          <table:table-cell office:value-type="float" office:value="24421" calcext:value-type="float">
            <text:p>24421</text:p>
          </table:table-cell>
          <table:table-cell office:value-type="float" office:value="26545" calcext:value-type="float">
            <text:p>26545</text:p>
          </table:table-cell>
          <table:table-cell/>
          <table:table-cell table:formula="of:=ROUND([.F18]/[.E18]*100;1)" office:value-type="float" office:value="82.7" calcext:value-type="float">
            <text:p>82,7 %</text:p>
          </table:table-cell>
          <table:table-cell table:style-name="ce5" table:formula="of:=ROUND([.G18]/[.F18]*100;1)" office:value-type="float" office:value="93.4" calcext:value-type="float">
            <text:p>93,4 %</text:p>
          </table:table-cell>
          <table:table-cell table:formula="of:=([.G18]*1024*1024)/[.I18]" office:value-type="float" office:value="229.505615370126" calcext:value-type="float">
            <text:p>229,5 kB</text:p>
          </table:table-cell>
          <table:table-cell table:formula="of:=(2^MAX([.B18];MIN([.D18];[.C18])))/1024" office:value-type="float" office:value="256" calcext:value-type="float">
            <text:p>256,0 kB</text:p>
          </table:table-cell>
          <table:table-cell table:formula="of:=(2^[.B18])/1024" office:value-type="float" office:value="16" calcext:value-type="float">
            <text:p>16,0 kB</text:p>
          </table:table-cell>
          <table:table-cell table:style-name="ce8" table:formula="of:=(2^[.C18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5.84" calcext:value-type="float">
            <text:p>5,84 GB</text:p>
          </table:table-cell>
          <table:table-cell office:value-type="float" office:value="22646" calcext:value-type="float">
            <text:p>22646</text:p>
          </table:table-cell>
          <table:table-cell office:value-type="float" office:value="24529" calcext:value-type="float">
            <text:p>24529</text:p>
          </table:table-cell>
          <table:table-cell/>
          <table:table-cell table:formula="of:=ROUND([.F19]/[.E19]*100;1)" office:value-type="float" office:value="82.6" calcext:value-type="float">
            <text:p>82,6 %</text:p>
          </table:table-cell>
          <table:table-cell table:style-name="ce5" table:formula="of:=ROUND([.G19]/[.F19]*100;1)" office:value-type="float" office:value="94" calcext:value-type="float">
            <text:p>94,0 %</text:p>
          </table:table-cell>
          <table:table-cell table:formula="of:=([.G19]*1024*1024)/[.I19]" office:value-type="float" office:value="249.650774185658" calcext:value-type="float">
            <text:p>249,7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32" calcext:value-type="float">
            <text:p>32,0 kB</text:p>
          </table:table-cell>
          <table:table-cell table:style-name="ce8" table:formula="of:=(2^[.C19])/1024" office:value-type="float" office:value="4096" calcext:value-type="float">
            <text:p>409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5.91" calcext:value-type="float">
            <text:p>5,91 GB</text:p>
          </table:table-cell>
          <table:table-cell office:value-type="float" office:value="12205" calcext:value-type="float">
            <text:p>12205</text:p>
          </table:table-cell>
          <table:table-cell office:value-type="float" office:value="13014" calcext:value-type="float">
            <text:p>13014</text:p>
          </table:table-cell>
          <table:table-cell/>
          <table:table-cell table:formula="of:=ROUND([.F20]/[.E20]*100;1)" office:value-type="float" office:value="82.6" calcext:value-type="float">
            <text:p>82,6 %</text:p>
          </table:table-cell>
          <table:table-cell table:style-name="ce5" table:formula="of:=ROUND([.G20]/[.F20]*100;1)" office:value-type="float" office:value="95.2" calcext:value-type="float">
            <text:p>95,2 %</text:p>
          </table:table-cell>
          <table:table-cell table:formula="of:=([.G20]*1024*1024)/[.I20]" office:value-type="float" office:value="476.185965882895" calcext:value-type="float">
            <text:p>476,2 kB</text:p>
          </table:table-cell>
          <table:table-cell table:formula="of:=(2^MAX([.B20];MIN([.D20];[.C20])))/1024" office:value-type="float" office:value="512" calcext:value-type="float">
            <text:p>512,0 kB</text:p>
          </table:table-cell>
          <table:table-cell table:formula="of:=(2^[.B20])/1024" office:value-type="float" office:value="32" calcext:value-type="float">
            <text:p>32,0 kB</text:p>
          </table:table-cell>
          <table:table-cell table:style-name="ce8" table:formula="of:=(2^[.C20])/1024" office:value-type="float" office:value="2048" calcext:value-type="float">
            <text:p>204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5.93" calcext:value-type="float">
            <text:p>5,93 GB</text:p>
          </table:table-cell>
          <table:table-cell office:value-type="float" office:value="11279" calcext:value-type="float">
            <text:p>11279</text:p>
          </table:table-cell>
          <table:table-cell office:value-type="float" office:value="11997" calcext:value-type="float">
            <text:p>11997</text:p>
          </table:table-cell>
          <table:table-cell/>
          <table:table-cell table:formula="of:=ROUND([.F21]/[.E21]*100;1)" office:value-type="float" office:value="82.6" calcext:value-type="float">
            <text:p>82,6 %</text:p>
          </table:table-cell>
          <table:table-cell table:style-name="ce5" table:formula="of:=ROUND([.G21]/[.F21]*100;1)" office:value-type="float" office:value="95.5" calcext:value-type="float">
            <text:p>95,5 %</text:p>
          </table:table-cell>
          <table:table-cell table:formula="of:=([.G21]*1024*1024)/[.I21]" office:value-type="float" office:value="518.300881887138" calcext:value-type="float">
            <text:p>518,3 kB</text:p>
          </table:table-cell>
          <table:table-cell table:formula="of:=(2^MAX([.B21];MIN([.D21];[.C21])))/1024" office:value-type="float" office:value="512" calcext:value-type="float">
            <text:p>512,0 kB</text:p>
          </table:table-cell>
          <table:table-cell table:formula="of:=(2^[.B21])/1024" office:value-type="float" office:value="64" calcext:value-type="float">
            <text:p>64,0 kB</text:p>
          </table:table-cell>
          <table:table-cell table:style-name="ce8" table:formula="of:=(2^[.C21])/1024" office:value-type="float" office:value="8192" calcext:value-type="float">
            <text:p>819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5.99" calcext:value-type="float">
            <text:p>5,99 GB</text:p>
          </table:table-cell>
          <table:table-cell office:value-type="float" office:value="6200" calcext:value-type="float">
            <text:p>6200</text:p>
          </table:table-cell>
          <table:table-cell office:value-type="float" office:value="6474" calcext:value-type="float">
            <text:p>6474</text:p>
          </table:table-cell>
          <table:table-cell/>
          <table:table-cell table:formula="of:=ROUND([.F22]/[.E22]*100;1)" office:value-type="float" office:value="82.6" calcext:value-type="float">
            <text:p>82,6 %</text:p>
          </table:table-cell>
          <table:table-cell table:style-name="ce5" table:formula="of:=ROUND([.G22]/[.F22]*100;1)" office:value-type="float" office:value="96.5" calcext:value-type="float">
            <text:p>96,5 %</text:p>
          </table:table-cell>
          <table:table-cell table:formula="of:=([.G22]*1024*1024)/[.I22]" office:value-type="float" office:value="970.183849243126" calcext:value-type="float">
            <text:p>970,2 kB</text:p>
          </table:table-cell>
          <table:table-cell table:formula="of:=(2^MAX([.B22];MIN([.D22];[.C22])))/1024" office:value-type="float" office:value="1024" calcext:value-type="float">
            <text:p>1024,0 kB</text:p>
          </table:table-cell>
          <table:table-cell table:formula="of:=(2^[.B22])/1024" office:value-type="float" office:value="64" calcext:value-type="float">
            <text:p>64,0 kB</text:p>
          </table:table-cell>
          <table:table-cell table:style-name="ce8" table:formula="of:=(2^[.C22])/1024" office:value-type="float" office:value="4096" calcext:value-type="float">
            <text:p>409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6" calcext:value-type="float">
            <text:p>6,00 GB</text:p>
          </table:table-cell>
          <table:table-cell office:value-type="float" office:value="5256" calcext:value-type="float">
            <text:p>5256</text:p>
          </table:table-cell>
          <table:table-cell office:value-type="float" office:value="5458" calcext:value-type="float">
            <text:p>5458</text:p>
          </table:table-cell>
          <table:table-cell/>
          <table:table-cell table:formula="of:=ROUND([.F23]/[.E23]*100;1)" office:value-type="float" office:value="82.6" calcext:value-type="float">
            <text:p>82,6 %</text:p>
          </table:table-cell>
          <table:table-cell table:style-name="ce5" table:formula="of:=ROUND([.G23]/[.F23]*100;1)" office:value-type="float" office:value="96.6" calcext:value-type="float">
            <text:p>96,6 %</text:p>
          </table:table-cell>
          <table:table-cell table:formula="of:=([.G23]*1024*1024)/[.I23]" office:value-type="float" office:value="1152.70355441554" calcext:value-type="float">
            <text:p>1152,7 kB</text:p>
          </table:table-cell>
          <table:table-cell table:formula="of:=(2^MAX([.B23];MIN([.D23];[.C23])))/1024" office:value-type="float" office:value="1024" calcext:value-type="float">
            <text:p>1024,0 kB</text:p>
          </table:table-cell>
          <table:table-cell table:formula="of:=(2^[.B23])/1024" office:value-type="float" office:value="256" calcext:value-type="float">
            <text:p>256,0 kB</text:p>
          </table:table-cell>
          <table:table-cell table:style-name="ce8" table:formula="of:=(2^[.C23])/1024" office:value-type="float" office:value="8192" calcext:value-type="float">
            <text:p>819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6.04" calcext:value-type="float">
            <text:p>6,04 GB</text:p>
          </table:table-cell>
          <table:table-cell office:value-type="float" office:value="3700" calcext:value-type="float">
            <text:p>3700</text:p>
          </table:table-cell>
          <table:table-cell office:value-type="float" office:value="3820" calcext:value-type="float">
            <text:p>3820</text:p>
          </table:table-cell>
          <table:table-cell/>
          <table:table-cell table:formula="of:=ROUND([.F24]/[.E24]*100;1)" office:value-type="float" office:value="82.6" calcext:value-type="float">
            <text:p>82,6 %</text:p>
          </table:table-cell>
          <table:table-cell table:style-name="ce5" table:formula="of:=ROUND([.G24]/[.F24]*100;1)" office:value-type="float" office:value="97.3" calcext:value-type="float">
            <text:p>97,3 %</text:p>
          </table:table-cell>
          <table:table-cell table:formula="of:=([.G24]*1024*1024)/[.I24]" office:value-type="float" office:value="1657.95786387435" calcext:value-type="float">
            <text:p>1658,0 kB</text:p>
          </table:table-cell>
          <table:table-cell table:formula="of:=(2^MAX([.B24];MIN([.D24];[.C24])))/1024" office:value-type="float" office:value="2048" calcext:value-type="float">
            <text:p>2048,0 kB</text:p>
          </table:table-cell>
          <table:table-cell table:formula="of:=(2^[.B24])/1024" office:value-type="float" office:value="128" calcext:value-type="float">
            <text:p>128,0 kB</text:p>
          </table:table-cell>
          <table:table-cell table:style-name="ce8" table:formula="of:=(2^[.C24])/1024" office:value-type="float" office:value="4096" calcext:value-type="float">
            <text:p>409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6.06" calcext:value-type="float">
            <text:p>6,06 GB</text:p>
          </table:table-cell>
          <table:table-cell office:value-type="float" office:value="2328" calcext:value-type="float">
            <text:p>2328</text:p>
          </table:table-cell>
          <table:table-cell office:value-type="float" office:value="2384" calcext:value-type="float">
            <text:p>2384</text:p>
          </table:table-cell>
          <table:table-cell/>
          <table:table-cell table:formula="of:=ROUND([.F25]/[.E25]*100;1)" office:value-type="float" office:value="82.6" calcext:value-type="float">
            <text:p>82,6 %</text:p>
          </table:table-cell>
          <table:table-cell table:style-name="ce5" table:formula="of:=ROUND([.G25]/[.F25]*100;1)" office:value-type="float" office:value="97.6" calcext:value-type="float">
            <text:p>97,6 %</text:p>
          </table:table-cell>
          <table:table-cell table:formula="of:=([.G25]*1024*1024)/[.I25]" office:value-type="float" office:value="2665.42389261745" calcext:value-type="float">
            <text:p>2665,4 kB</text:p>
          </table:table-cell>
          <table:table-cell table:formula="of:=(2^MAX([.B25];MIN([.D25];[.C25])))/1024" office:value-type="float" office:value="2048" calcext:value-type="float">
            <text:p>2048,0 kB</text:p>
          </table:table-cell>
          <table:table-cell table:formula="of:=(2^[.B25])/1024" office:value-type="float" office:value="1024" calcext:value-type="float">
            <text:p>1024,0 kB</text:p>
          </table:table-cell>
          <table:table-cell table:style-name="ce8" table:formula="of:=(2^[.C25])/1024" office:value-type="float" office:value="8192" calcext:value-type="float">
            <text:p>819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7.52" calcext:value-type="float">
            <text:p>7,52 GB</text:p>
          </table:table-cell>
          <table:table-cell table:number-columns-repeated="2" office:value-type="float" office:value="6.21" calcext:value-type="float">
            <text:p>6,21 GB</text:p>
          </table:table-cell>
          <table:table-cell table:number-columns-repeated="2" office:value-type="float" office:value="900" calcext:value-type="float">
            <text:p>900</text:p>
          </table:table-cell>
          <table:table-cell/>
          <table:table-cell table:formula="of:=ROUND([.F26]/[.E26]*100;1)" office:value-type="float" office:value="82.6" calcext:value-type="float">
            <text:p>82,6 %</text:p>
          </table:table-cell>
          <table:table-cell table:style-name="ce5" table:formula="of:=ROUND([.G26]/[.F26]*100;1)" office:value-type="float" office:value="100" calcext:value-type="float">
            <text:p>100,0 %</text:p>
          </table:table-cell>
          <table:table-cell table:formula="of:=([.G26]*1024*1024)/[.I26]" office:value-type="float" office:value="7235.1744" calcext:value-type="float">
            <text:p>7235,2 kB</text:p>
          </table:table-cell>
          <table:table-cell table:formula="of:=(2^MAX([.B26];MIN([.D26];[.C26])))/1024" office:value-type="float" office:value="8192" calcext:value-type="float">
            <text:p>8192,0 kB</text:p>
          </table:table-cell>
          <table:table-cell table:formula="of:=(2^[.B26])/1024" office:value-type="float" office:value="8192" calcext:value-type="float">
            <text:p>8192,0 kB</text:p>
          </table:table-cell>
          <table:table-cell table:style-name="ce8" table:formula="of:=(2^[.C26])/1024" office:value-type="float" office:value="8192" calcext:value-type="float">
            <text:p>819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.52" calcext:value-type="float">
            <text:p>7,52 GB</text:p>
          </table:table-cell>
          <table:table-cell table:number-columns-repeated="2" office:value-type="float" office:value="6.21" calcext:value-type="float">
            <text:p>6,21 GB</text:p>
          </table:table-cell>
          <table:table-cell table:number-columns-repeated="2" office:value-type="float" office:value="900" calcext:value-type="float">
            <text:p>900</text:p>
          </table:table-cell>
          <table:table-cell/>
          <table:table-cell table:formula="of:=ROUND([.F27]/[.E27]*100;1)" office:value-type="float" office:value="82.6" calcext:value-type="float">
            <text:p>82,6 %</text:p>
          </table:table-cell>
          <table:table-cell table:style-name="ce5" table:formula="of:=ROUND([.G27]/[.F27]*100;1)" office:value-type="float" office:value="100" calcext:value-type="float">
            <text:p>100,0 %</text:p>
          </table:table-cell>
          <table:table-cell table:formula="of:=([.G27]*1024*1024)/[.I27]" office:value-type="float" office:value="7235.1744" calcext:value-type="float">
            <text:p>7235,2 kB</text:p>
          </table:table-cell>
          <table:table-cell table:formula="of:=(2^MAX([.B27];MIN([.D27];[.C27])))/1024" office:value-type="float" office:value="8192" calcext:value-type="float">
            <text:p>8192,0 kB</text:p>
          </table:table-cell>
          <table:table-cell table:formula="of:=(2^[.B27])/1024" office:value-type="float" office:value="8192" calcext:value-type="float">
            <text:p>8192,0 kB</text:p>
          </table:table-cell>
          <table:table-cell table:style-name="ce8" table:formula="of:=(2^[.C27])/1024" office:value-type="float" office:value="8192" calcext:value-type="float">
            <text:p>819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6.18" calcext:value-type="float">
            <text:p>6,18 GB</text:p>
          </table:table-cell>
          <table:table-cell office:value-type="float" office:value="7134" calcext:value-type="float">
            <text:p>7134</text:p>
          </table:table-cell>
          <table:table-cell office:value-type="float" office:value="7187" calcext:value-type="float">
            <text:p>7187</text:p>
          </table:table-cell>
          <table:table-cell/>
          <table:table-cell table:formula="of:=ROUND([.F28]/[.E28]*100;1)" office:value-type="float" office:value="82.6" calcext:value-type="float">
            <text:p>82,6 %</text:p>
          </table:table-cell>
          <table:table-cell table:style-name="ce5" table:formula="of:=ROUND([.G28]/[.F28]*100;1)" office:value-type="float" office:value="99.5" calcext:value-type="float">
            <text:p>99,5 %</text:p>
          </table:table-cell>
          <table:table-cell table:formula="of:=([.G28]*1024*1024)/[.I28]" office:value-type="float" office:value="901.655722832893" calcext:value-type="float">
            <text:p>901,7 kB</text:p>
          </table:table-cell>
          <table:table-cell table:formula="of:=(2^MAX([.B28];MIN([.D28];[.C28])))/1024" office:value-type="float" office:value="1024" calcext:value-type="float">
            <text:p>1024,0 kB</text:p>
          </table:table-cell>
          <table:table-cell table:formula="of:=(2^[.B28])/1024" office:value-type="float" office:value="1024" calcext:value-type="float">
            <text:p>1024,0 kB</text:p>
          </table:table-cell>
          <table:table-cell table:style-name="ce8" table:formula="of:=(2^[.C28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6.18" calcext:value-type="float">
            <text:p>6,18 GB</text:p>
          </table:table-cell>
          <table:table-cell office:value-type="float" office:value="7134" calcext:value-type="float">
            <text:p>7134</text:p>
          </table:table-cell>
          <table:table-cell office:value-type="float" office:value="7187" calcext:value-type="float">
            <text:p>7187</text:p>
          </table:table-cell>
          <table:table-cell/>
          <table:table-cell table:formula="of:=ROUND([.F29]/[.E29]*100;1)" office:value-type="float" office:value="82.6" calcext:value-type="float">
            <text:p>82,6 %</text:p>
          </table:table-cell>
          <table:table-cell table:style-name="ce5" table:formula="of:=ROUND([.G29]/[.F29]*100;1)" office:value-type="float" office:value="99.5" calcext:value-type="float">
            <text:p>99,5 %</text:p>
          </table:table-cell>
          <table:table-cell table:formula="of:=([.G29]*1024*1024)/[.I29]" office:value-type="float" office:value="901.655722832893" calcext:value-type="float">
            <text:p>901,7 kB</text:p>
          </table:table-cell>
          <table:table-cell table:formula="of:=(2^MAX([.B29];MIN([.D29];[.C29])))/1024" office:value-type="float" office:value="1024" calcext:value-type="float">
            <text:p>1024,0 kB</text:p>
          </table:table-cell>
          <table:table-cell table:formula="of:=(2^[.B29])/1024" office:value-type="float" office:value="1024" calcext:value-type="float">
            <text:p>1024,0 kB</text:p>
          </table:table-cell>
          <table:table-cell table:style-name="ce8" table:formula="of:=(2^[.C29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.52" calcext:value-type="float">
            <text:p>7,52 GB</text:p>
          </table:table-cell>
          <table:table-cell office:value-type="float" office:value="6.21" calcext:value-type="float">
            <text:p>6,21 GB</text:p>
          </table:table-cell>
          <table:table-cell office:value-type="float" office:value="6.18" calcext:value-type="float">
            <text:p>6,18 GB</text:p>
          </table:table-cell>
          <table:table-cell office:value-type="float" office:value="7134" calcext:value-type="float">
            <text:p>7134</text:p>
          </table:table-cell>
          <table:table-cell office:value-type="float" office:value="7187" calcext:value-type="float">
            <text:p>7187</text:p>
          </table:table-cell>
          <table:table-cell/>
          <table:table-cell table:formula="of:=ROUND([.F30]/[.E30]*100;1)" office:value-type="float" office:value="82.6" calcext:value-type="float">
            <text:p>82,6 %</text:p>
          </table:table-cell>
          <table:table-cell table:style-name="ce5" table:formula="of:=ROUND([.G30]/[.F30]*100;1)" office:value-type="float" office:value="99.5" calcext:value-type="float">
            <text:p>99,5 %</text:p>
          </table:table-cell>
          <table:table-cell table:formula="of:=([.G30]*1024*1024)/[.I30]" office:value-type="float" office:value="901.655722832893" calcext:value-type="float">
            <text:p>901,7 kB</text:p>
          </table:table-cell>
          <table:table-cell table:formula="of:=(2^MAX([.B30];MIN([.D30];[.C30])))/1024" office:value-type="float" office:value="1024" calcext:value-type="float">
            <text:p>1024,0 kB</text:p>
          </table:table-cell>
          <table:table-cell table:formula="of:=(2^[.B30])/1024" office:value-type="float" office:value="1024" calcext:value-type="float">
            <text:p>1024,0 kB</text:p>
          </table:table-cell>
          <table:table-cell table:style-name="ce8" table:formula="of:=(2^[.C30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table:style-name="ce1" table:number-columns-repeated="4"/>
          <table:table-cell table:style-name="ce3" table:number-columns-repeated="3"/>
          <table:table-cell table:style-name="ce1" table:number-columns-repeated="3"/>
          <table:table-cell/>
          <table:table-cell table:style-name="ce5"/>
          <table:table-cell table:style-name="ce7"/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" table:number-columns-repeated="1005"/>
        </table:table-row>
        <table:table-row table:style-name="ro1" table:number-rows-repeated="28">
          <table:table-cell table:number-columns-repeated="11"/>
          <table:table-cell table:style-name="ce5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lib" table:style-name="ta1">
        <table:shapes>
          <draw:frame draw:z-index="0" draw:style-name="gr1" draw:text-style-name="P1" svg:width="260mm" svg:height="150mm" svg:x="270mm" svg:y="149.99mm">
            <loext:p draw:notify-on-update-of-ranges="zlib.P1:zlib.P1 zlib.P2:zlib.P30 zlib.M1:zlib.M1 zlib.M2:zlib.M30 zlib.N1:zlib.N1 zlib.N2:zlib.N30 zlib.O1:zlib.O1 zlib.O2:zlib.O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0mm" svg:height="150mm" svg:x="0mm" svg:y="150.01mm">
            <loext:p draw:notify-on-update-of-ranges="zlib.M2:zlib.M30 zlib.L2:zlib.L30 zlib.M2:zlib.M30 zlib.K2:zlib.K30 zlib.M2:zlib.M30 zlib.G2:zlib.G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9" table:number-columns-repeated="1008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8"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,59 GB</text:p>
          </table:table-cell>
          <table:table-cell office:value-type="float" office:value="5.79" calcext:value-type="float">
            <text:p>5,79 GB</text:p>
          </table:table-cell>
          <table:table-cell office:value-type="float" office:value="4.7" calcext:value-type="float">
            <text:p>4,70 GB</text:p>
          </table:table-cell>
          <table:table-cell office:value-type="float" office:value="1484210" calcext:value-type="float">
            <text:p>1484210</text:p>
          </table:table-cell>
          <table:table-cell office:value-type="float" office:value="1838822" calcext:value-type="float">
            <text:p>1838822</text:p>
          </table:table-cell>
          <table:table-cell/>
          <table:table-cell table:formula="of:=ROUND([.F2]/[.E2]*100;1)" office:value-type="float" office:value="76.3" calcext:value-type="float">
            <text:p>76,3 %</text:p>
          </table:table-cell>
          <table:table-cell table:style-name="ce5" table:formula="of:=ROUND([.G2]/[.F2]*100;1)" office:value-type="float" office:value="81.2" calcext:value-type="float">
            <text:p>81,2 %</text:p>
          </table:table-cell>
          <table:table-cell table:formula="of:=([.G2]*1024*1024)/[.I2]" office:value-type="float" office:value="2.68014370069534" calcext:value-type="float">
            <text:p>2,7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8" table:formula="of:=(2^[.C2])/1024" office:value-type="float" office:value="4" calcext:value-type="float">
            <text:p>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,72 GB</text:p>
          </table:table-cell>
          <table:table-cell office:value-type="float" office:value="6.1" calcext:value-type="float">
            <text:p>6,10 GB</text:p>
          </table:table-cell>
          <table:table-cell office:value-type="float" office:value="4.84" calcext:value-type="float">
            <text:p>4,84 GB</text:p>
          </table:table-cell>
          <table:table-cell office:value-type="float" office:value="3747358" calcext:value-type="float">
            <text:p>3747358</text:p>
          </table:table-cell>
          <table:table-cell office:value-type="float" office:value="4803461" calcext:value-type="float">
            <text:p>4803461</text:p>
          </table:table-cell>
          <table:table-cell/>
          <table:table-cell table:formula="of:=ROUND([.F3]/[.E3]*100;1)" office:value-type="float" office:value="79" calcext:value-type="float">
            <text:p>79,0 %</text:p>
          </table:table-cell>
          <table:table-cell table:style-name="ce5" table:formula="of:=ROUND([.G3]/[.F3]*100;1)" office:value-type="float" office:value="79.3" calcext:value-type="float">
            <text:p>79,3 %</text:p>
          </table:table-cell>
          <table:table-cell table:formula="of:=([.G3]*1024*1024)/[.I3]" office:value-type="float" office:value="1.05655231509114" calcext:value-type="float">
            <text:p>1,1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8" table:formula="of:=(2^[.C3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.63" calcext:value-type="float">
            <text:p>7,63 GB</text:p>
          </table:table-cell>
          <table:table-cell office:value-type="float" office:value="5.88" calcext:value-type="float">
            <text:p>5,88 GB</text:p>
          </table:table-cell>
          <table:table-cell office:value-type="float" office:value="4.74" calcext:value-type="float">
            <text:p>4,74 GB</text:p>
          </table:table-cell>
          <table:table-cell office:value-type="float" office:value="2233948" calcext:value-type="float">
            <text:p>2233948</text:p>
          </table:table-cell>
          <table:table-cell office:value-type="float" office:value="2828250" calcext:value-type="float">
            <text:p>2828250</text:p>
          </table:table-cell>
          <table:table-cell/>
          <table:table-cell table:formula="of:=ROUND([.F4]/[.E4]*100;1)" office:value-type="float" office:value="77.1" calcext:value-type="float">
            <text:p>77,1 %</text:p>
          </table:table-cell>
          <table:table-cell table:style-name="ce5" table:formula="of:=ROUND([.G4]/[.F4]*100;1)" office:value-type="float" office:value="80.6" calcext:value-type="float">
            <text:p>80,6 %</text:p>
          </table:table-cell>
          <table:table-cell table:formula="of:=([.G4]*1024*1024)/[.I4]" office:value-type="float" office:value="1.75735887562981" calcext:value-type="float">
            <text:p>1,8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8" table:formula="of:=(2^[.C4])/1024" office:value-type="float" office:value="8" calcext:value-type="float">
            <text:p>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.64" calcext:value-type="float">
            <text:p>7,64 GB</text:p>
          </table:table-cell>
          <table:table-cell office:value-type="float" office:value="5.9" calcext:value-type="float">
            <text:p>5,90 GB</text:p>
          </table:table-cell>
          <table:table-cell office:value-type="float" office:value="4.73" calcext:value-type="float">
            <text:p>4,73 GB</text:p>
          </table:table-cell>
          <table:table-cell office:value-type="float" office:value="2260736" calcext:value-type="float">
            <text:p>2260736</text:p>
          </table:table-cell>
          <table:table-cell office:value-type="float" office:value="2872193" calcext:value-type="float">
            <text:p>2872193</text:p>
          </table:table-cell>
          <table:table-cell/>
          <table:table-cell table:formula="of:=ROUND([.F5]/[.E5]*100;1)" office:value-type="float" office:value="77.2" calcext:value-type="float">
            <text:p>77,2 %</text:p>
          </table:table-cell>
          <table:table-cell table:style-name="ce5" table:formula="of:=ROUND([.G5]/[.F5]*100;1)" office:value-type="float" office:value="80.2" calcext:value-type="float">
            <text:p>80,2 %</text:p>
          </table:table-cell>
          <table:table-cell table:formula="of:=([.G5]*1024*1024)/[.I5]" office:value-type="float" office:value="1.72682144967278" calcext:value-type="float">
            <text:p>1,7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8" table:formula="of:=(2^[.C5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,58 GB</text:p>
          </table:table-cell>
          <table:table-cell office:value-type="float" office:value="5.76" calcext:value-type="float">
            <text:p>5,76 GB</text:p>
          </table:table-cell>
          <table:table-cell office:value-type="float" office:value="4.7" calcext:value-type="float">
            <text:p>4,70 GB</text:p>
          </table:table-cell>
          <table:table-cell office:value-type="float" office:value="1278332" calcext:value-type="float">
            <text:p>1278332</text:p>
          </table:table-cell>
          <table:table-cell office:value-type="float" office:value="1600020" calcext:value-type="float">
            <text:p>1600020</text:p>
          </table:table-cell>
          <table:table-cell/>
          <table:table-cell table:formula="of:=ROUND([.F6]/[.E6]*100;1)" office:value-type="float" office:value="76" calcext:value-type="float">
            <text:p>76,0 %</text:p>
          </table:table-cell>
          <table:table-cell table:style-name="ce5" table:formula="of:=ROUND([.G6]/[.F6]*100;1)" office:value-type="float" office:value="81.6" calcext:value-type="float">
            <text:p>81,6 %</text:p>
          </table:table-cell>
          <table:table-cell table:formula="of:=([.G6]*1024*1024)/[.I6]" office:value-type="float" office:value="3.08015349808127" calcext:value-type="float">
            <text:p>3,1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8" table:formula="of:=(2^[.C6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,58 GB</text:p>
          </table:table-cell>
          <table:table-cell office:value-type="float" office:value="5.74" calcext:value-type="float">
            <text:p>5,74 GB</text:p>
          </table:table-cell>
          <table:table-cell office:value-type="float" office:value="4.69" calcext:value-type="float">
            <text:p>4,69 GB</text:p>
          </table:table-cell>
          <table:table-cell office:value-type="float" office:value="1146752" calcext:value-type="float">
            <text:p>1146752</text:p>
          </table:table-cell>
          <table:table-cell office:value-type="float" office:value="1433830" calcext:value-type="float">
            <text:p>1433830</text:p>
          </table:table-cell>
          <table:table-cell/>
          <table:table-cell table:formula="of:=ROUND([.F7]/[.E7]*100;1)" office:value-type="float" office:value="75.7" calcext:value-type="float">
            <text:p>75,7 %</text:p>
          </table:table-cell>
          <table:table-cell table:style-name="ce5" table:formula="of:=ROUND([.G7]/[.F7]*100;1)" office:value-type="float" office:value="81.7" calcext:value-type="float">
            <text:p>81,7 %</text:p>
          </table:table-cell>
          <table:table-cell table:formula="of:=([.G7]*1024*1024)/[.I7]" office:value-type="float" office:value="3.42984973113967" calcext:value-type="float">
            <text:p>3,4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8" table:formula="of:=(2^[.C7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 GB</text:p>
          </table:table-cell>
          <table:table-cell office:value-type="float" office:value="5.65" calcext:value-type="float">
            <text:p>5,65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660424" calcext:value-type="float">
            <text:p>660424</text:p>
          </table:table-cell>
          <table:table-cell office:value-type="float" office:value="810918" calcext:value-type="float">
            <text:p>810918</text:p>
          </table:table-cell>
          <table:table-cell/>
          <table:table-cell table:formula="of:=ROUND([.F8]/[.E8]*100;1)" office:value-type="float" office:value="74.8" calcext:value-type="float">
            <text:p>74,8 %</text:p>
          </table:table-cell>
          <table:table-cell table:style-name="ce5" table:formula="of:=ROUND([.G8]/[.F8]*100;1)" office:value-type="float" office:value="84.1" calcext:value-type="float">
            <text:p>84,1 %</text:p>
          </table:table-cell>
          <table:table-cell table:formula="of:=([.G8]*1024*1024)/[.I8]" office:value-type="float" office:value="6.14209574827541" calcext:value-type="float">
            <text:p>6,1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8" table:formula="of:=(2^[.C8])/1024" office:value-type="float" office:value="32" calcext:value-type="float">
            <text:p>3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 GB</text:p>
          </table:table-cell>
          <table:table-cell office:value-type="float" office:value="5.64" calcext:value-type="float">
            <text:p>5,64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584132" calcext:value-type="float">
            <text:p>584132</text:p>
          </table:table-cell>
          <table:table-cell office:value-type="float" office:value="714738" calcext:value-type="float">
            <text:p>714738</text:p>
          </table:table-cell>
          <table:table-cell/>
          <table:table-cell table:formula="of:=ROUND([.F9]/[.E9]*100;1)" office:value-type="float" office:value="74.7" calcext:value-type="float">
            <text:p>74,7 %</text:p>
          </table:table-cell>
          <table:table-cell table:style-name="ce5" table:formula="of:=ROUND([.G9]/[.F9]*100;1)" office:value-type="float" office:value="84.2" calcext:value-type="float">
            <text:p>84,2 %</text:p>
          </table:table-cell>
          <table:table-cell table:formula="of:=([.G9]*1024*1024)/[.I9]" office:value-type="float" office:value="6.96861787116398" calcext:value-type="float">
            <text:p>7,0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8" table:formula="of:=(2^[.C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.53" calcext:value-type="float">
            <text:p>7,53 GB</text:p>
          </table:table-cell>
          <table:table-cell office:value-type="float" office:value="5.59" calcext:value-type="float">
            <text:p>5,59 GB</text:p>
          </table:table-cell>
          <table:table-cell office:value-type="float" office:value="4.83" calcext:value-type="float">
            <text:p>4,83 GB</text:p>
          </table:table-cell>
          <table:table-cell office:value-type="float" office:value="339051" calcext:value-type="float">
            <text:p>339051</text:p>
          </table:table-cell>
          <table:table-cell office:value-type="float" office:value="409257" calcext:value-type="float">
            <text:p>409257</text:p>
          </table:table-cell>
          <table:table-cell/>
          <table:table-cell table:formula="of:=ROUND([.F10]/[.E10]*100;1)" office:value-type="float" office:value="74.2" calcext:value-type="float">
            <text:p>74,2 %</text:p>
          </table:table-cell>
          <table:table-cell table:style-name="ce5" table:formula="of:=ROUND([.G10]/[.F10]*100;1)" office:value-type="float" office:value="86.4" calcext:value-type="float">
            <text:p>86,4 %</text:p>
          </table:table-cell>
          <table:table-cell table:formula="of:=([.G10]*1024*1024)/[.I10]" office:value-type="float" office:value="12.3751629904925" calcext:value-type="float">
            <text:p>12,4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8" table:formula="of:=(2^[.C10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.53" calcext:value-type="float">
            <text:p>7,53 GB</text:p>
          </table:table-cell>
          <table:table-cell office:value-type="float" office:value="5.58" calcext:value-type="float">
            <text:p>5,58 GB</text:p>
          </table:table-cell>
          <table:table-cell office:value-type="float" office:value="4.83" calcext:value-type="float">
            <text:p>4,83 GB</text:p>
          </table:table-cell>
          <table:table-cell office:value-type="float" office:value="300236" calcext:value-type="float">
            <text:p>300236</text:p>
          </table:table-cell>
          <table:table-cell office:value-type="float" office:value="358912" calcext:value-type="float">
            <text:p>358912</text:p>
          </table:table-cell>
          <table:table-cell/>
          <table:table-cell table:formula="of:=ROUND([.F11]/[.E11]*100;1)" office:value-type="float" office:value="74.1" calcext:value-type="float">
            <text:p>74,1 %</text:p>
          </table:table-cell>
          <table:table-cell table:style-name="ce5" table:formula="of:=ROUND([.G11]/[.F11]*100;1)" office:value-type="float" office:value="86.6" calcext:value-type="float">
            <text:p>86,6 %</text:p>
          </table:table-cell>
          <table:table-cell table:formula="of:=([.G11]*1024*1024)/[.I11]" office:value-type="float" office:value="14.1110413694722" calcext:value-type="float">
            <text:p>14,1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8" table:formula="of:=(2^[.C11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.53" calcext:value-type="float">
            <text:p>7,53 GB</text:p>
          </table:table-cell>
          <table:table-cell office:value-type="float" office:value="5.55" calcext:value-type="float">
            <text:p>5,55 GB</text:p>
          </table:table-cell>
          <table:table-cell office:value-type="float" office:value="4.92" calcext:value-type="float">
            <text:p>4,92 GB</text:p>
          </table:table-cell>
          <table:table-cell office:value-type="float" office:value="183989" calcext:value-type="float">
            <text:p>183989</text:p>
          </table:table-cell>
          <table:table-cell office:value-type="float" office:value="218587" calcext:value-type="float">
            <text:p>218587</text:p>
          </table:table-cell>
          <table:table-cell/>
          <table:table-cell table:formula="of:=ROUND([.F12]/[.E12]*100;1)" office:value-type="float" office:value="73.7" calcext:value-type="float">
            <text:p>73,7 %</text:p>
          </table:table-cell>
          <table:table-cell table:style-name="ce5" table:formula="of:=ROUND([.G12]/[.F12]*100;1)" office:value-type="float" office:value="88.6" calcext:value-type="float">
            <text:p>88,6 %</text:p>
          </table:table-cell>
          <table:table-cell table:formula="of:=([.G12]*1024*1024)/[.I12]" office:value-type="float" office:value="23.6015587386258" calcext:value-type="float">
            <text:p>23,6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2" calcext:value-type="float">
            <text:p>2,0 kB</text:p>
          </table:table-cell>
          <table:table-cell table:style-name="ce8" table:formula="of:=(2^[.C12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5" calcext:value-type="float">
            <text:p>5,55 GB</text:p>
          </table:table-cell>
          <table:table-cell office:value-type="float" office:value="4.92" calcext:value-type="float">
            <text:p>4,92 GB</text:p>
          </table:table-cell>
          <table:table-cell office:value-type="float" office:value="170691" calcext:value-type="float">
            <text:p>170691</text:p>
          </table:table-cell>
          <table:table-cell office:value-type="float" office:value="200130" calcext:value-type="float">
            <text:p>200130</text:p>
          </table:table-cell>
          <table:table-cell/>
          <table:table-cell table:formula="of:=ROUND([.F13]/[.E13]*100;1)" office:value-type="float" office:value="73.8" calcext:value-type="float">
            <text:p>73,8 %</text:p>
          </table:table-cell>
          <table:table-cell table:style-name="ce5" table:formula="of:=ROUND([.G13]/[.F13]*100;1)" office:value-type="float" office:value="88.6" calcext:value-type="float">
            <text:p>88,6 %</text:p>
          </table:table-cell>
          <table:table-cell table:formula="of:=([.G13]*1024*1024)/[.I13]" office:value-type="float" office:value="25.7782137610553" calcext:value-type="float">
            <text:p>25,8 kB</text:p>
          </table:table-cell>
          <table:table-cell table:formula="of:=(2^MAX([.B13];MIN([.D13];[.C13])))/1024" office:value-type="float" office:value="32" calcext:value-type="float">
            <text:p>32,0 kB</text:p>
          </table:table-cell>
          <table:table-cell table:formula="of:=(2^[.B13])/1024" office:value-type="float" office:value="4" calcext:value-type="float">
            <text:p>4,0 kB</text:p>
          </table:table-cell>
          <table:table-cell table:style-name="ce8" table:formula="of:=(2^[.C13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2" calcext:value-type="float">
            <text:p>5,52 GB</text:p>
          </table:table-cell>
          <table:table-cell office:value-type="float" office:value="5" calcext:value-type="float">
            <text:p>5,00 GB</text:p>
          </table:table-cell>
          <table:table-cell office:value-type="float" office:value="95106" calcext:value-type="float">
            <text:p>95106</text:p>
          </table:table-cell>
          <table:table-cell office:value-type="float" office:value="108475" calcext:value-type="float">
            <text:p>108475</text:p>
          </table:table-cell>
          <table:table-cell/>
          <table:table-cell table:formula="of:=ROUND([.F14]/[.E14]*100;1)" office:value-type="float" office:value="73.4" calcext:value-type="float">
            <text:p>73,4 %</text:p>
          </table:table-cell>
          <table:table-cell table:style-name="ce5" table:formula="of:=ROUND([.G14]/[.F14]*100;1)" office:value-type="float" office:value="90.6" calcext:value-type="float">
            <text:p>90,6 %</text:p>
          </table:table-cell>
          <table:table-cell table:formula="of:=([.G14]*1024*1024)/[.I14]" office:value-type="float" office:value="48.3326112007375" calcext:value-type="float">
            <text:p>48,3 kB</text:p>
          </table:table-cell>
          <table:table-cell table:formula="of:=(2^MAX([.B14];MIN([.D14];[.C14])))/1024" office:value-type="float" office:value="64" calcext:value-type="float">
            <text:p>64,0 kB</text:p>
          </table:table-cell>
          <table:table-cell table:formula="of:=(2^[.B14])/1024" office:value-type="float" office:value="4" calcext:value-type="float">
            <text:p>4,0 kB</text:p>
          </table:table-cell>
          <table:table-cell table:style-name="ce8" table:formula="of:=(2^[.C14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2" calcext:value-type="float">
            <text:p>5,52 GB</text:p>
          </table:table-cell>
          <table:table-cell office:value-type="float" office:value="5.01" calcext:value-type="float">
            <text:p>5,01 GB</text:p>
          </table:table-cell>
          <table:table-cell office:value-type="float" office:value="88344" calcext:value-type="float">
            <text:p>88344</text:p>
          </table:table-cell>
          <table:table-cell office:value-type="float" office:value="100396" calcext:value-type="float">
            <text:p>100396</text:p>
          </table:table-cell>
          <table:table-cell/>
          <table:table-cell table:formula="of:=ROUND([.F15]/[.E15]*100;1)" office:value-type="float" office:value="73.4" calcext:value-type="float">
            <text:p>73,4 %</text:p>
          </table:table-cell>
          <table:table-cell table:style-name="ce5" table:formula="of:=ROUND([.G15]/[.F15]*100;1)" office:value-type="float" office:value="90.8" calcext:value-type="float">
            <text:p>90,8 %</text:p>
          </table:table-cell>
          <table:table-cell table:formula="of:=([.G15]*1024*1024)/[.I15]" office:value-type="float" office:value="52.326444878282" calcext:value-type="float">
            <text:p>52,3 kB</text:p>
          </table:table-cell>
          <table:table-cell table:formula="of:=(2^MAX([.B15];MIN([.D15];[.C15])))/1024" office:value-type="float" office:value="64" calcext:value-type="float">
            <text:p>64,0 kB</text:p>
          </table:table-cell>
          <table:table-cell table:formula="of:=(2^[.B15])/1024" office:value-type="float" office:value="8" calcext:value-type="float">
            <text:p>8,0 kB</text:p>
          </table:table-cell>
          <table:table-cell table:style-name="ce8" table:formula="of:=(2^[.C15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1" calcext:value-type="float">
            <text:p>5,51 GB</text:p>
          </table:table-cell>
          <table:table-cell office:value-type="float" office:value="5.1" calcext:value-type="float">
            <text:p>5,10 GB</text:p>
          </table:table-cell>
          <table:table-cell office:value-type="float" office:value="47844" calcext:value-type="float">
            <text:p>47844</text:p>
          </table:table-cell>
          <table:table-cell office:value-type="float" office:value="52960" calcext:value-type="float">
            <text:p>52960</text:p>
          </table:table-cell>
          <table:table-cell/>
          <table:table-cell table:formula="of:=ROUND([.F16]/[.E16]*100;1)" office:value-type="float" office:value="73.3" calcext:value-type="float">
            <text:p>73,3 %</text:p>
          </table:table-cell>
          <table:table-cell table:style-name="ce5" table:formula="of:=ROUND([.G16]/[.F16]*100;1)" office:value-type="float" office:value="92.6" calcext:value-type="float">
            <text:p>92,6 %</text:p>
          </table:table-cell>
          <table:table-cell table:formula="of:=([.G16]*1024*1024)/[.I16]" office:value-type="float" office:value="100.976918429003" calcext:value-type="float">
            <text:p>101,0 kB</text:p>
          </table:table-cell>
          <table:table-cell table:formula="of:=(2^MAX([.B16];MIN([.D16];[.C16])))/1024" office:value-type="float" office:value="128" calcext:value-type="float">
            <text:p>128,0 kB</text:p>
          </table:table-cell>
          <table:table-cell table:formula="of:=(2^[.B16])/1024" office:value-type="float" office:value="8" calcext:value-type="float">
            <text:p>8,0 kB</text:p>
          </table:table-cell>
          <table:table-cell table:style-name="ce8" table:formula="of:=(2^[.C16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1" calcext:value-type="float">
            <text:p>5,51 GB</text:p>
          </table:table-cell>
          <table:table-cell office:value-type="float" office:value="5.12" calcext:value-type="float">
            <text:p>5,12 GB</text:p>
          </table:table-cell>
          <table:table-cell office:value-type="float" office:value="44305" calcext:value-type="float">
            <text:p>44305</text:p>
          </table:table-cell>
          <table:table-cell office:value-type="float" office:value="48837" calcext:value-type="float">
            <text:p>48837</text:p>
          </table:table-cell>
          <table:table-cell/>
          <table:table-cell table:formula="of:=ROUND([.F17]/[.E17]*100;1)" office:value-type="float" office:value="73.3" calcext:value-type="float">
            <text:p>73,3 %</text:p>
          </table:table-cell>
          <table:table-cell table:style-name="ce5" table:formula="of:=ROUND([.G17]/[.F17]*100;1)" office:value-type="float" office:value="92.9" calcext:value-type="float">
            <text:p>92,9 %</text:p>
          </table:table-cell>
          <table:table-cell table:formula="of:=([.G17]*1024*1024)/[.I17]" office:value-type="float" office:value="109.931181686017" calcext:value-type="float">
            <text:p>109,9 kB</text:p>
          </table:table-cell>
          <table:table-cell table:formula="of:=(2^MAX([.B17];MIN([.D17];[.C17])))/1024" office:value-type="float" office:value="128" calcext:value-type="float">
            <text:p>128,0 kB</text:p>
          </table:table-cell>
          <table:table-cell table:formula="of:=(2^[.B17])/1024" office:value-type="float" office:value="16" calcext:value-type="float">
            <text:p>16,0 kB</text:p>
          </table:table-cell>
          <table:table-cell table:style-name="ce8" table:formula="of:=(2^[.C17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" calcext:value-type="float">
            <text:p>5,50 GB</text:p>
          </table:table-cell>
          <table:table-cell office:value-type="float" office:value="5.17" calcext:value-type="float">
            <text:p>5,17 GB</text:p>
          </table:table-cell>
          <table:table-cell office:value-type="float" office:value="24426" calcext:value-type="float">
            <text:p>24426</text:p>
          </table:table-cell>
          <table:table-cell office:value-type="float" office:value="26550" calcext:value-type="float">
            <text:p>26550</text:p>
          </table:table-cell>
          <table:table-cell/>
          <table:table-cell table:formula="of:=ROUND([.F18]/[.E18]*100;1)" office:value-type="float" office:value="73.1" calcext:value-type="float">
            <text:p>73,1 %</text:p>
          </table:table-cell>
          <table:table-cell table:style-name="ce5" table:formula="of:=ROUND([.G18]/[.F18]*100;1)" office:value-type="float" office:value="94" calcext:value-type="float">
            <text:p>94,0 %</text:p>
          </table:table-cell>
          <table:table-cell table:formula="of:=([.G18]*1024*1024)/[.I18]" office:value-type="float" office:value="204.185985687382" calcext:value-type="float">
            <text:p>204,2 kB</text:p>
          </table:table-cell>
          <table:table-cell table:formula="of:=(2^MAX([.B18];MIN([.D18];[.C18])))/1024" office:value-type="float" office:value="256" calcext:value-type="float">
            <text:p>256,0 kB</text:p>
          </table:table-cell>
          <table:table-cell table:formula="of:=(2^[.B18])/1024" office:value-type="float" office:value="16" calcext:value-type="float">
            <text:p>16,0 kB</text:p>
          </table:table-cell>
          <table:table-cell table:style-name="ce8" table:formula="of:=(2^[.C18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" calcext:value-type="float">
            <text:p>5,50 GB</text:p>
          </table:table-cell>
          <table:table-cell office:value-type="float" office:value="5.2" calcext:value-type="float">
            <text:p>5,20 GB</text:p>
          </table:table-cell>
          <table:table-cell office:value-type="float" office:value="22658" calcext:value-type="float">
            <text:p>22658</text:p>
          </table:table-cell>
          <table:table-cell office:value-type="float" office:value="24541" calcext:value-type="float">
            <text:p>24541</text:p>
          </table:table-cell>
          <table:table-cell/>
          <table:table-cell table:formula="of:=ROUND([.F19]/[.E19]*100;1)" office:value-type="float" office:value="73.1" calcext:value-type="float">
            <text:p>73,1 %</text:p>
          </table:table-cell>
          <table:table-cell table:style-name="ce5" table:formula="of:=ROUND([.G19]/[.F19]*100;1)" office:value-type="float" office:value="94.5" calcext:value-type="float">
            <text:p>94,5 %</text:p>
          </table:table-cell>
          <table:table-cell table:formula="of:=([.G19]*1024*1024)/[.I19]" office:value-type="float" office:value="222.183089523654" calcext:value-type="float">
            <text:p>222,2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32" calcext:value-type="float">
            <text:p>32,0 kB</text:p>
          </table:table-cell>
          <table:table-cell table:style-name="ce8" table:formula="of:=(2^[.C19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" calcext:value-type="float">
            <text:p>5,50 GB</text:p>
          </table:table-cell>
          <table:table-cell office:value-type="float" office:value="5.26" calcext:value-type="float">
            <text:p>5,26 GB</text:p>
          </table:table-cell>
          <table:table-cell office:value-type="float" office:value="12215" calcext:value-type="float">
            <text:p>12215</text:p>
          </table:table-cell>
          <table:table-cell office:value-type="float" office:value="13024" calcext:value-type="float">
            <text:p>13024</text:p>
          </table:table-cell>
          <table:table-cell/>
          <table:table-cell table:formula="of:=ROUND([.F20]/[.E20]*100;1)" office:value-type="float" office:value="73.1" calcext:value-type="float">
            <text:p>73,1 %</text:p>
          </table:table-cell>
          <table:table-cell table:style-name="ce5" table:formula="of:=ROUND([.G20]/[.F20]*100;1)" office:value-type="float" office:value="95.6" calcext:value-type="float">
            <text:p>95,6 %</text:p>
          </table:table-cell>
          <table:table-cell table:formula="of:=([.G20]*1024*1024)/[.I20]" office:value-type="float" office:value="423.488157248157" calcext:value-type="float">
            <text:p>423,5 kB</text:p>
          </table:table-cell>
          <table:table-cell table:formula="of:=(2^MAX([.B20];MIN([.D20];[.C20])))/1024" office:value-type="float" office:value="512" calcext:value-type="float">
            <text:p>512,0 kB</text:p>
          </table:table-cell>
          <table:table-cell table:formula="of:=(2^[.B20])/1024" office:value-type="float" office:value="32" calcext:value-type="float">
            <text:p>32,0 kB</text:p>
          </table:table-cell>
          <table:table-cell table:style-name="ce8" table:formula="of:=(2^[.C20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.52" calcext:value-type="float">
            <text:p>7,52 GB</text:p>
          </table:table-cell>
          <table:table-cell office:value-type="float" office:value="5.5" calcext:value-type="float">
            <text:p>5,50 GB</text:p>
          </table:table-cell>
          <table:table-cell office:value-type="float" office:value="5.27" calcext:value-type="float">
            <text:p>5,27 GB</text:p>
          </table:table-cell>
          <table:table-cell office:value-type="float" office:value="11278" calcext:value-type="float">
            <text:p>11278</text:p>
          </table:table-cell>
          <table:table-cell office:value-type="float" office:value="11996" calcext:value-type="float">
            <text:p>11996</text:p>
          </table:table-cell>
          <table:table-cell/>
          <table:table-cell table:formula="of:=ROUND([.F21]/[.E21]*100;1)" office:value-type="float" office:value="73.1" calcext:value-type="float">
            <text:p>73,1 %</text:p>
          </table:table-cell>
          <table:table-cell table:style-name="ce5" table:formula="of:=ROUND([.G21]/[.F21]*100;1)" office:value-type="float" office:value="95.8" calcext:value-type="float">
            <text:p>95,8 %</text:p>
          </table:table-cell>
          <table:table-cell table:formula="of:=([.G21]*1024*1024)/[.I21]" office:value-type="float" office:value="460.653177725909" calcext:value-type="float">
            <text:p>460,7 kB</text:p>
          </table:table-cell>
          <table:table-cell table:formula="of:=(2^MAX([.B21];MIN([.D21];[.C21])))/1024" office:value-type="float" office:value="512" calcext:value-type="float">
            <text:p>512,0 kB</text:p>
          </table:table-cell>
          <table:table-cell table:formula="of:=(2^[.B21])/1024" office:value-type="float" office:value="64" calcext:value-type="float">
            <text:p>64,0 kB</text:p>
          </table:table-cell>
          <table:table-cell table:style-name="ce8" table:formula="of:=(2^[.C21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32" calcext:value-type="float">
            <text:p>5,32 GB</text:p>
          </table:table-cell>
          <table:table-cell office:value-type="float" office:value="6203" calcext:value-type="float">
            <text:p>6203</text:p>
          </table:table-cell>
          <table:table-cell office:value-type="float" office:value="6477" calcext:value-type="float">
            <text:p>6477</text:p>
          </table:table-cell>
          <table:table-cell/>
          <table:table-cell table:formula="of:=ROUND([.F22]/[.E22]*100;1)" office:value-type="float" office:value="73" calcext:value-type="float">
            <text:p>73,0 %</text:p>
          </table:table-cell>
          <table:table-cell table:style-name="ce5" table:formula="of:=ROUND([.G22]/[.F22]*100;1)" office:value-type="float" office:value="96.9" calcext:value-type="float">
            <text:p>96,9 %</text:p>
          </table:table-cell>
          <table:table-cell table:formula="of:=([.G22]*1024*1024)/[.I22]" office:value-type="float" office:value="861.266685193763" calcext:value-type="float">
            <text:p>861,3 kB</text:p>
          </table:table-cell>
          <table:table-cell table:formula="of:=(2^MAX([.B22];MIN([.D22];[.C22])))/1024" office:value-type="float" office:value="1024" calcext:value-type="float">
            <text:p>1024,0 kB</text:p>
          </table:table-cell>
          <table:table-cell table:formula="of:=(2^[.B22])/1024" office:value-type="float" office:value="64" calcext:value-type="float">
            <text:p>64,0 kB</text:p>
          </table:table-cell>
          <table:table-cell table:style-name="ce8" table:formula="of:=(2^[.C22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33" calcext:value-type="float">
            <text:p>5,33 GB</text:p>
          </table:table-cell>
          <table:table-cell office:value-type="float" office:value="5264" calcext:value-type="float">
            <text:p>5264</text:p>
          </table:table-cell>
          <table:table-cell office:value-type="float" office:value="5466" calcext:value-type="float">
            <text:p>5466</text:p>
          </table:table-cell>
          <table:table-cell/>
          <table:table-cell table:formula="of:=ROUND([.F23]/[.E23]*100;1)" office:value-type="float" office:value="73" calcext:value-type="float">
            <text:p>73,0 %</text:p>
          </table:table-cell>
          <table:table-cell table:style-name="ce5" table:formula="of:=ROUND([.G23]/[.F23]*100;1)" office:value-type="float" office:value="97.1" calcext:value-type="float">
            <text:p>97,1 %</text:p>
          </table:table-cell>
          <table:table-cell table:formula="of:=([.G23]*1024*1024)/[.I23]" office:value-type="float" office:value="1022.48629345042" calcext:value-type="float">
            <text:p>1022,5 kB</text:p>
          </table:table-cell>
          <table:table-cell table:formula="of:=(2^MAX([.B23];MIN([.D23];[.C23])))/1024" office:value-type="float" office:value="1024" calcext:value-type="float">
            <text:p>1024,0 kB</text:p>
          </table:table-cell>
          <table:table-cell table:formula="of:=(2^[.B23])/1024" office:value-type="float" office:value="256" calcext:value-type="float">
            <text:p>256,0 kB</text:p>
          </table:table-cell>
          <table:table-cell table:style-name="ce8" table:formula="of:=(2^[.C23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36" calcext:value-type="float">
            <text:p>5,36 GB</text:p>
          </table:table-cell>
          <table:table-cell office:value-type="float" office:value="3697" calcext:value-type="float">
            <text:p>3697</text:p>
          </table:table-cell>
          <table:table-cell office:value-type="float" office:value="3817" calcext:value-type="float">
            <text:p>3817</text:p>
          </table:table-cell>
          <table:table-cell/>
          <table:table-cell table:formula="of:=ROUND([.F24]/[.E24]*100;1)" office:value-type="float" office:value="73" calcext:value-type="float">
            <text:p>73,0 %</text:p>
          </table:table-cell>
          <table:table-cell table:style-name="ce5" table:formula="of:=ROUND([.G24]/[.F24]*100;1)" office:value-type="float" office:value="97.6" calcext:value-type="float">
            <text:p>97,6 %</text:p>
          </table:table-cell>
          <table:table-cell table:formula="of:=([.G24]*1024*1024)/[.I24]" office:value-type="float" office:value="1472.45673565627" calcext:value-type="float">
            <text:p>1472,5 kB</text:p>
          </table:table-cell>
          <table:table-cell table:formula="of:=(2^MAX([.B24];MIN([.D24];[.C24])))/1024" office:value-type="float" office:value="2048" calcext:value-type="float">
            <text:p>2048,0 kB</text:p>
          </table:table-cell>
          <table:table-cell table:formula="of:=(2^[.B24])/1024" office:value-type="float" office:value="128" calcext:value-type="float">
            <text:p>128,0 kB</text:p>
          </table:table-cell>
          <table:table-cell table:style-name="ce8" table:formula="of:=(2^[.C24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38" calcext:value-type="float">
            <text:p>5,38 GB</text:p>
          </table:table-cell>
          <table:table-cell office:value-type="float" office:value="2330" calcext:value-type="float">
            <text:p>2330</text:p>
          </table:table-cell>
          <table:table-cell office:value-type="float" office:value="2386" calcext:value-type="float">
            <text:p>2386</text:p>
          </table:table-cell>
          <table:table-cell/>
          <table:table-cell table:formula="of:=ROUND([.F25]/[.E25]*100;1)" office:value-type="float" office:value="73" calcext:value-type="float">
            <text:p>73,0 %</text:p>
          </table:table-cell>
          <table:table-cell table:style-name="ce5" table:formula="of:=ROUND([.G25]/[.F25]*100;1)" office:value-type="float" office:value="98" calcext:value-type="float">
            <text:p>98,0 %</text:p>
          </table:table-cell>
          <table:table-cell table:formula="of:=([.G25]*1024*1024)/[.I25]" office:value-type="float" office:value="2364.34990779547" calcext:value-type="float">
            <text:p>2364,3 kB</text:p>
          </table:table-cell>
          <table:table-cell table:formula="of:=(2^MAX([.B25];MIN([.D25];[.C25])))/1024" office:value-type="float" office:value="2048" calcext:value-type="float">
            <text:p>2048,0 kB</text:p>
          </table:table-cell>
          <table:table-cell table:formula="of:=(2^[.B25])/1024" office:value-type="float" office:value="1024" calcext:value-type="float">
            <text:p>1024,0 kB</text:p>
          </table:table-cell>
          <table:table-cell table:style-name="ce8" table:formula="of:=(2^[.C25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7.52" calcext:value-type="float">
            <text:p>7,52 GB</text:p>
          </table:table-cell>
          <table:table-cell table:number-columns-repeated="2" office:value-type="float" office:value="5.49" calcext:value-type="float">
            <text:p>5,49 GB</text:p>
          </table:table-cell>
          <table:table-cell table:number-columns-repeated="2" office:value-type="float" office:value="899" calcext:value-type="float">
            <text:p>899</text:p>
          </table:table-cell>
          <table:table-cell/>
          <table:table-cell table:formula="of:=ROUND([.F26]/[.E26]*100;1)" office:value-type="float" office:value="73" calcext:value-type="float">
            <text:p>73,0 %</text:p>
          </table:table-cell>
          <table:table-cell table:style-name="ce5" table:formula="of:=ROUND([.G26]/[.F26]*100;1)" office:value-type="float" office:value="100" calcext:value-type="float">
            <text:p>100,0 %</text:p>
          </table:table-cell>
          <table:table-cell table:formula="of:=([.G26]*1024*1024)/[.I26]" office:value-type="float" office:value="6403.42852057842" calcext:value-type="float">
            <text:p>6403,4 kB</text:p>
          </table:table-cell>
          <table:table-cell table:formula="of:=(2^MAX([.B26];MIN([.D26];[.C26])))/1024" office:value-type="float" office:value="8192" calcext:value-type="float">
            <text:p>8192,0 kB</text:p>
          </table:table-cell>
          <table:table-cell table:formula="of:=(2^[.B26])/1024" office:value-type="float" office:value="8192" calcext:value-type="float">
            <text:p>8192,0 kB</text:p>
          </table:table-cell>
          <table:table-cell table:style-name="ce8" table:formula="of:=(2^[.C26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.52" calcext:value-type="float">
            <text:p>7,52 GB</text:p>
          </table:table-cell>
          <table:table-cell table:number-columns-repeated="2" office:value-type="float" office:value="5.49" calcext:value-type="float">
            <text:p>5,49 GB</text:p>
          </table:table-cell>
          <table:table-cell table:number-columns-repeated="2" office:value-type="float" office:value="899" calcext:value-type="float">
            <text:p>899</text:p>
          </table:table-cell>
          <table:table-cell/>
          <table:table-cell table:formula="of:=ROUND([.F27]/[.E27]*100;1)" office:value-type="float" office:value="73" calcext:value-type="float">
            <text:p>73,0 %</text:p>
          </table:table-cell>
          <table:table-cell table:style-name="ce5" table:formula="of:=ROUND([.G27]/[.F27]*100;1)" office:value-type="float" office:value="100" calcext:value-type="float">
            <text:p>100,0 %</text:p>
          </table:table-cell>
          <table:table-cell table:formula="of:=([.G27]*1024*1024)/[.I27]" office:value-type="float" office:value="6403.42852057842" calcext:value-type="float">
            <text:p>6403,4 kB</text:p>
          </table:table-cell>
          <table:table-cell table:formula="of:=(2^MAX([.B27];MIN([.D27];[.C27])))/1024" office:value-type="float" office:value="8192" calcext:value-type="float">
            <text:p>8192,0 kB</text:p>
          </table:table-cell>
          <table:table-cell table:formula="of:=(2^[.B27])/1024" office:value-type="float" office:value="8192" calcext:value-type="float">
            <text:p>8192,0 kB</text:p>
          </table:table-cell>
          <table:table-cell table:style-name="ce8" table:formula="of:=(2^[.C27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46" calcext:value-type="float">
            <text:p>5,46 GB</text:p>
          </table:table-cell>
          <table:table-cell office:value-type="float" office:value="7130" calcext:value-type="float">
            <text:p>7130</text:p>
          </table:table-cell>
          <table:table-cell office:value-type="float" office:value="7183" calcext:value-type="float">
            <text:p>7183</text:p>
          </table:table-cell>
          <table:table-cell/>
          <table:table-cell table:formula="of:=ROUND([.F28]/[.E28]*100;1)" office:value-type="float" office:value="73" calcext:value-type="float">
            <text:p>73,0 %</text:p>
          </table:table-cell>
          <table:table-cell table:style-name="ce5" table:formula="of:=ROUND([.G28]/[.F28]*100;1)" office:value-type="float" office:value="99.5" calcext:value-type="float">
            <text:p>99,5 %</text:p>
          </table:table-cell>
          <table:table-cell table:formula="of:=([.G28]*1024*1024)/[.I28]" office:value-type="float" office:value="797.052061812613" calcext:value-type="float">
            <text:p>797,1 kB</text:p>
          </table:table-cell>
          <table:table-cell table:formula="of:=(2^MAX([.B28];MIN([.D28];[.C28])))/1024" office:value-type="float" office:value="1024" calcext:value-type="float">
            <text:p>1024,0 kB</text:p>
          </table:table-cell>
          <table:table-cell table:formula="of:=(2^[.B28])/1024" office:value-type="float" office:value="1024" calcext:value-type="float">
            <text:p>1024,0 kB</text:p>
          </table:table-cell>
          <table:table-cell table:style-name="ce8" table:formula="of:=(2^[.C28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46" calcext:value-type="float">
            <text:p>5,46 GB</text:p>
          </table:table-cell>
          <table:table-cell office:value-type="float" office:value="7130" calcext:value-type="float">
            <text:p>7130</text:p>
          </table:table-cell>
          <table:table-cell office:value-type="float" office:value="7183" calcext:value-type="float">
            <text:p>7183</text:p>
          </table:table-cell>
          <table:table-cell/>
          <table:table-cell table:formula="of:=ROUND([.F29]/[.E29]*100;1)" office:value-type="float" office:value="73" calcext:value-type="float">
            <text:p>73,0 %</text:p>
          </table:table-cell>
          <table:table-cell table:style-name="ce5" table:formula="of:=ROUND([.G29]/[.F29]*100;1)" office:value-type="float" office:value="99.5" calcext:value-type="float">
            <text:p>99,5 %</text:p>
          </table:table-cell>
          <table:table-cell table:formula="of:=([.G29]*1024*1024)/[.I29]" office:value-type="float" office:value="797.052061812613" calcext:value-type="float">
            <text:p>797,1 kB</text:p>
          </table:table-cell>
          <table:table-cell table:formula="of:=(2^MAX([.B29];MIN([.D29];[.C29])))/1024" office:value-type="float" office:value="1024" calcext:value-type="float">
            <text:p>1024,0 kB</text:p>
          </table:table-cell>
          <table:table-cell table:formula="of:=(2^[.B29])/1024" office:value-type="float" office:value="1024" calcext:value-type="float">
            <text:p>1024,0 kB</text:p>
          </table:table-cell>
          <table:table-cell table:style-name="ce8" table:formula="of:=(2^[.C29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.52" calcext:value-type="float">
            <text:p>7,52 GB</text:p>
          </table:table-cell>
          <table:table-cell office:value-type="float" office:value="5.49" calcext:value-type="float">
            <text:p>5,49 GB</text:p>
          </table:table-cell>
          <table:table-cell office:value-type="float" office:value="5.46" calcext:value-type="float">
            <text:p>5,46 GB</text:p>
          </table:table-cell>
          <table:table-cell office:value-type="float" office:value="7130" calcext:value-type="float">
            <text:p>7130</text:p>
          </table:table-cell>
          <table:table-cell office:value-type="float" office:value="7183" calcext:value-type="float">
            <text:p>7183</text:p>
          </table:table-cell>
          <table:table-cell/>
          <table:table-cell table:formula="of:=ROUND([.F30]/[.E30]*100;1)" office:value-type="float" office:value="73" calcext:value-type="float">
            <text:p>73,0 %</text:p>
          </table:table-cell>
          <table:table-cell table:style-name="ce5" table:formula="of:=ROUND([.G30]/[.F30]*100;1)" office:value-type="float" office:value="99.5" calcext:value-type="float">
            <text:p>99,5 %</text:p>
          </table:table-cell>
          <table:table-cell table:formula="of:=([.G30]*1024*1024)/[.I30]" office:value-type="float" office:value="797.052061812613" calcext:value-type="float">
            <text:p>797,1 kB</text:p>
          </table:table-cell>
          <table:table-cell table:formula="of:=(2^MAX([.B30];MIN([.D30];[.C30])))/1024" office:value-type="float" office:value="1024" calcext:value-type="float">
            <text:p>1024,0 kB</text:p>
          </table:table-cell>
          <table:table-cell table:formula="of:=(2^[.B30])/1024" office:value-type="float" office:value="1024" calcext:value-type="float">
            <text:p>1024,0 kB</text:p>
          </table:table-cell>
          <table:table-cell table:style-name="ce8" table:formula="of:=(2^[.C30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3" table:number-columns-repeated="3"/>
          <table:table-cell table:style-name="ce1" table:number-columns-repeated="3"/>
          <table:table-cell/>
          <table:table-cell table:style-name="ce5"/>
          <table:table-cell table:style-name="ce7"/>
          <table:table-cell table:number-columns-repeated="2"/>
          <table:table-cell table:style-name="ce8"/>
          <table:table-cell table:style-name="ce1" table:number-columns-repeated="1008"/>
        </table:table-row>
        <table:table-row table:style-name="ro1" table:number-rows-repeated="28">
          <table:table-cell table:number-columns-repeated="11"/>
          <table:table-cell table:style-name="ce5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zma" table:style-name="ta1">
        <table:shapes>
          <draw:frame draw:z-index="0" draw:style-name="gr1" draw:text-style-name="P1" svg:width="260mm" svg:height="150mm" svg:x="0mm" svg:y="149.99mm">
            <loext:p draw:notify-on-update-of-ranges="lzma.M2:lzma.M30 lzma.L2:lzma.L30 lzma.M2:lzma.M30 lzma.K2:lzma.K30 lzma.M2:lzma.M30 lzma.G2:lzma.G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60mm" svg:height="150mm" svg:x="270.83mm" svg:y="149.99mm">
            <loext:p draw:notify-on-update-of-ranges="lzma.P1:lzma.P1 lzma.P2:lzma.P30 lzma.M1:lzma.M1 lzma.M2:lzma.M30 lzma.N1:lzma.N1 lzma.N2:lzma.N30 lzma.O1:lzma.O1 lzma.O2:lzma.O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9" table:number-columns-repeated="1008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8"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,59 GB</text:p>
          </table:table-cell>
          <table:table-cell office:value-type="float" office:value="5.74" calcext:value-type="float">
            <text:p>5,74 GB</text:p>
          </table:table-cell>
          <table:table-cell office:value-type="float" office:value="4.66" calcext:value-type="float">
            <text:p>4,66 GB</text:p>
          </table:table-cell>
          <table:table-cell office:value-type="float" office:value="1484252" calcext:value-type="float">
            <text:p>1484252</text:p>
          </table:table-cell>
          <table:table-cell office:value-type="float" office:value="1838845" calcext:value-type="float">
            <text:p>1838845</text:p>
          </table:table-cell>
          <table:table-cell/>
          <table:table-cell table:formula="of:=ROUND([.F2]/[.E2]*100;1)" office:value-type="float" office:value="75.6" calcext:value-type="float">
            <text:p>75,6 %</text:p>
          </table:table-cell>
          <table:table-cell table:style-name="ce5" table:formula="of:=ROUND([.G2]/[.F2]*100;1)" office:value-type="float" office:value="81.2" calcext:value-type="float">
            <text:p>81,2 %</text:p>
          </table:table-cell>
          <table:table-cell table:formula="of:=([.G2]*1024*1024)/[.I2]" office:value-type="float" office:value="2.65730072953403" calcext:value-type="float">
            <text:p>2,7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8" table:formula="of:=(2^[.C2])/1024" office:value-type="float" office:value="4" calcext:value-type="float">
            <text:p>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,72 GB</text:p>
          </table:table-cell>
          <table:table-cell office:value-type="float" office:value="6.2" calcext:value-type="float">
            <text:p>6,20 GB</text:p>
          </table:table-cell>
          <table:table-cell office:value-type="float" office:value="4.92" calcext:value-type="float">
            <text:p>4,92 GB</text:p>
          </table:table-cell>
          <table:table-cell office:value-type="float" office:value="3747372" calcext:value-type="float">
            <text:p>3747372</text:p>
          </table:table-cell>
          <table:table-cell office:value-type="float" office:value="4803458" calcext:value-type="float">
            <text:p>4803458</text:p>
          </table:table-cell>
          <table:table-cell/>
          <table:table-cell table:formula="of:=ROUND([.F3]/[.E3]*100;1)" office:value-type="float" office:value="80.3" calcext:value-type="float">
            <text:p>80,3 %</text:p>
          </table:table-cell>
          <table:table-cell table:style-name="ce5" table:formula="of:=ROUND([.G3]/[.F3]*100;1)" office:value-type="float" office:value="79.4" calcext:value-type="float">
            <text:p>79,4 %</text:p>
          </table:table-cell>
          <table:table-cell table:formula="of:=([.G3]*1024*1024)/[.I3]" office:value-type="float" office:value="1.0740166604975" calcext:value-type="float">
            <text:p>1,1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8" table:formula="of:=(2^[.C3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.63" calcext:value-type="float">
            <text:p>7,63 GB</text:p>
          </table:table-cell>
          <table:table-cell office:value-type="float" office:value="5.87" calcext:value-type="float">
            <text:p>5,87 GB</text:p>
          </table:table-cell>
          <table:table-cell office:value-type="float" office:value="4.73" calcext:value-type="float">
            <text:p>4,73 GB</text:p>
          </table:table-cell>
          <table:table-cell office:value-type="float" office:value="2233987" calcext:value-type="float">
            <text:p>2233987</text:p>
          </table:table-cell>
          <table:table-cell office:value-type="float" office:value="2828310" calcext:value-type="float">
            <text:p>2828310</text:p>
          </table:table-cell>
          <table:table-cell/>
          <table:table-cell table:formula="of:=ROUND([.F4]/[.E4]*100;1)" office:value-type="float" office:value="76.9" calcext:value-type="float">
            <text:p>76,9 %</text:p>
          </table:table-cell>
          <table:table-cell table:style-name="ce5" table:formula="of:=ROUND([.G4]/[.F4]*100;1)" office:value-type="float" office:value="80.6" calcext:value-type="float">
            <text:p>80,6 %</text:p>
          </table:table-cell>
          <table:table-cell table:formula="of:=([.G4]*1024*1024)/[.I4]" office:value-type="float" office:value="1.75361416534963" calcext:value-type="float">
            <text:p>1,8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8" table:formula="of:=(2^[.C4])/1024" office:value-type="float" office:value="8" calcext:value-type="float">
            <text:p>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.64" calcext:value-type="float">
            <text:p>7,64 GB</text:p>
          </table:table-cell>
          <table:table-cell office:value-type="float" office:value="5.9" calcext:value-type="float">
            <text:p>5,90 GB</text:p>
          </table:table-cell>
          <table:table-cell office:value-type="float" office:value="4.73" calcext:value-type="float">
            <text:p>4,73 GB</text:p>
          </table:table-cell>
          <table:table-cell office:value-type="float" office:value="2260735" calcext:value-type="float">
            <text:p>2260735</text:p>
          </table:table-cell>
          <table:table-cell office:value-type="float" office:value="2872192" calcext:value-type="float">
            <text:p>2872192</text:p>
          </table:table-cell>
          <table:table-cell/>
          <table:table-cell table:formula="of:=ROUND([.F5]/[.E5]*100;1)" office:value-type="float" office:value="77.2" calcext:value-type="float">
            <text:p>77,2 %</text:p>
          </table:table-cell>
          <table:table-cell table:style-name="ce5" table:formula="of:=ROUND([.G5]/[.F5]*100;1)" office:value-type="float" office:value="80.2" calcext:value-type="float">
            <text:p>80,2 %</text:p>
          </table:table-cell>
          <table:table-cell table:formula="of:=([.G5]*1024*1024)/[.I5]" office:value-type="float" office:value="1.72682205089353" calcext:value-type="float">
            <text:p>1,7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8" table:formula="of:=(2^[.C5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,58 GB</text:p>
          </table:table-cell>
          <table:table-cell office:value-type="float" office:value="5.67" calcext:value-type="float">
            <text:p>5,67 GB</text:p>
          </table:table-cell>
          <table:table-cell office:value-type="float" office:value="4.63" calcext:value-type="float">
            <text:p>4,63 GB</text:p>
          </table:table-cell>
          <table:table-cell office:value-type="float" office:value="1278418" calcext:value-type="float">
            <text:p>1278418</text:p>
          </table:table-cell>
          <table:table-cell office:value-type="float" office:value="1600111" calcext:value-type="float">
            <text:p>1600111</text:p>
          </table:table-cell>
          <table:table-cell/>
          <table:table-cell table:formula="of:=ROUND([.F6]/[.E6]*100;1)" office:value-type="float" office:value="74.8" calcext:value-type="float">
            <text:p>74,8 %</text:p>
          </table:table-cell>
          <table:table-cell table:style-name="ce5" table:formula="of:=ROUND([.G6]/[.F6]*100;1)" office:value-type="float" office:value="81.7" calcext:value-type="float">
            <text:p>81,7 %</text:p>
          </table:table-cell>
          <table:table-cell table:formula="of:=([.G6]*1024*1024)/[.I6]" office:value-type="float" office:value="3.03410630887482" calcext:value-type="float">
            <text:p>3,0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8" table:formula="of:=(2^[.C6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ROUND([.F7]/[.E7]*100;1)" office:value-type="string" office:string-value="" calcext:value-type="error">
            <text:p>#DIV/0!</text:p>
          </table:table-cell>
          <table:table-cell table:style-name="ce5" table:formula="of:=ROUND([.G7]/[.F7]*100;1)" office:value-type="string" office:string-value="" calcext:value-type="error">
            <text:p>#DIV/0!</text:p>
          </table:table-cell>
          <table:table-cell table:formula="of:=([.G7]*1024*1024)/[.I7]" office:value-type="string" office:string-value="" calcext:value-type="error">
            <text:p>#DIV/0!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8" table:formula="of:=(2^[.C7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 GB</text:p>
          </table:table-cell>
          <table:table-cell office:value-type="float" office:value="5.5" calcext:value-type="float">
            <text:p>5,50 GB</text:p>
          </table:table-cell>
          <table:table-cell office:value-type="float" office:value="4.63" calcext:value-type="float">
            <text:p>4,63 GB</text:p>
          </table:table-cell>
          <table:table-cell office:value-type="float" office:value="660423" calcext:value-type="float">
            <text:p>660423</text:p>
          </table:table-cell>
          <table:table-cell office:value-type="float" office:value="810918" calcext:value-type="float">
            <text:p>810918</text:p>
          </table:table-cell>
          <table:table-cell/>
          <table:table-cell table:formula="of:=ROUND([.F8]/[.E8]*100;1)" office:value-type="float" office:value="72.8" calcext:value-type="float">
            <text:p>72,8 %</text:p>
          </table:table-cell>
          <table:table-cell table:style-name="ce5" table:formula="of:=ROUND([.G8]/[.F8]*100;1)" office:value-type="float" office:value="84.2" calcext:value-type="float">
            <text:p>84,2 %</text:p>
          </table:table-cell>
          <table:table-cell table:formula="of:=([.G8]*1024*1024)/[.I8]" office:value-type="float" office:value="5.98692701358214" calcext:value-type="float">
            <text:p>6,0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8" table:formula="of:=(2^[.C8])/1024" office:value-type="float" office:value="32" calcext:value-type="float">
            <text:p>3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 GB</text:p>
          </table:table-cell>
          <table:table-cell office:value-type="float" office:value="5.48" calcext:value-type="float">
            <text:p>5,48 GB</text:p>
          </table:table-cell>
          <table:table-cell office:value-type="float" office:value="4.62" calcext:value-type="float">
            <text:p>4,62 GB</text:p>
          </table:table-cell>
          <table:table-cell office:value-type="float" office:value="584078" calcext:value-type="float">
            <text:p>584078</text:p>
          </table:table-cell>
          <table:table-cell office:value-type="float" office:value="714683" calcext:value-type="float">
            <text:p>714683</text:p>
          </table:table-cell>
          <table:table-cell/>
          <table:table-cell table:formula="of:=ROUND([.F9]/[.E9]*100;1)" office:value-type="float" office:value="72.6" calcext:value-type="float">
            <text:p>72,6 %</text:p>
          </table:table-cell>
          <table:table-cell table:style-name="ce5" table:formula="of:=ROUND([.G9]/[.F9]*100;1)" office:value-type="float" office:value="84.3" calcext:value-type="float">
            <text:p>84,3 %</text:p>
          </table:table-cell>
          <table:table-cell table:formula="of:=([.G9]*1024*1024)/[.I9]" office:value-type="float" office:value="6.77841941112353" calcext:value-type="float">
            <text:p>6,8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8" table:formula="of:=(2^[.C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.53" calcext:value-type="float">
            <text:p>7,53 GB</text:p>
          </table:table-cell>
          <table:table-cell office:value-type="float" office:value="5.39" calcext:value-type="float">
            <text:p>5,39 GB</text:p>
          </table:table-cell>
          <table:table-cell office:value-type="float" office:value="4.67" calcext:value-type="float">
            <text:p>4,67 GB</text:p>
          </table:table-cell>
          <table:table-cell office:value-type="float" office:value="339097" calcext:value-type="float">
            <text:p>339097</text:p>
          </table:table-cell>
          <table:table-cell office:value-type="float" office:value="409309" calcext:value-type="float">
            <text:p>409309</text:p>
          </table:table-cell>
          <table:table-cell/>
          <table:table-cell table:formula="of:=ROUND([.F10]/[.E10]*100;1)" office:value-type="float" office:value="71.6" calcext:value-type="float">
            <text:p>71,6 %</text:p>
          </table:table-cell>
          <table:table-cell table:style-name="ce5" table:formula="of:=ROUND([.G10]/[.F10]*100;1)" office:value-type="float" office:value="86.6" calcext:value-type="float">
            <text:p>86,6 %</text:p>
          </table:table-cell>
          <table:table-cell table:formula="of:=([.G10]*1024*1024)/[.I10]" office:value-type="float" office:value="11.9636996010349" calcext:value-type="float">
            <text:p>12,0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8" table:formula="of:=(2^[.C10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.53" calcext:value-type="float">
            <text:p>7,53 GB</text:p>
          </table:table-cell>
          <table:table-cell office:value-type="float" office:value="5.37" calcext:value-type="float">
            <text:p>5,37 GB</text:p>
          </table:table-cell>
          <table:table-cell office:value-type="float" office:value="4.66" calcext:value-type="float">
            <text:p>4,66 GB</text:p>
          </table:table-cell>
          <table:table-cell office:value-type="float" office:value="300200" calcext:value-type="float">
            <text:p>300200</text:p>
          </table:table-cell>
          <table:table-cell office:value-type="float" office:value="358882" calcext:value-type="float">
            <text:p>358882</text:p>
          </table:table-cell>
          <table:table-cell/>
          <table:table-cell table:formula="of:=ROUND([.F11]/[.E11]*100;1)" office:value-type="float" office:value="71.3" calcext:value-type="float">
            <text:p>71,3 %</text:p>
          </table:table-cell>
          <table:table-cell table:style-name="ce5" table:formula="of:=ROUND([.G11]/[.F11]*100;1)" office:value-type="float" office:value="86.8" calcext:value-type="float">
            <text:p>86,8 %</text:p>
          </table:table-cell>
          <table:table-cell table:formula="of:=([.G11]*1024*1024)/[.I11]" office:value-type="float" office:value="13.6155175238658" calcext:value-type="float">
            <text:p>13,6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8" table:formula="of:=(2^[.C11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.53" calcext:value-type="float">
            <text:p>7,53 GB</text:p>
          </table:table-cell>
          <table:table-cell office:value-type="float" office:value="5.3" calcext:value-type="float">
            <text:p>5,30 GB</text:p>
          </table:table-cell>
          <table:table-cell office:value-type="float" office:value="4.71" calcext:value-type="float">
            <text:p>4,71 GB</text:p>
          </table:table-cell>
          <table:table-cell office:value-type="float" office:value="183977" calcext:value-type="float">
            <text:p>183977</text:p>
          </table:table-cell>
          <table:table-cell office:value-type="float" office:value="218575" calcext:value-type="float">
            <text:p>218575</text:p>
          </table:table-cell>
          <table:table-cell/>
          <table:table-cell table:formula="of:=ROUND([.F12]/[.E12]*100;1)" office:value-type="float" office:value="70.4" calcext:value-type="float">
            <text:p>70,4 %</text:p>
          </table:table-cell>
          <table:table-cell table:style-name="ce5" table:formula="of:=ROUND([.G12]/[.F12]*100;1)" office:value-type="float" office:value="88.9" calcext:value-type="float">
            <text:p>88,9 %</text:p>
          </table:table-cell>
          <table:table-cell table:formula="of:=([.G12]*1024*1024)/[.I12]" office:value-type="float" office:value="22.5954155781768" calcext:value-type="float">
            <text:p>22,6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2" calcext:value-type="float">
            <text:p>2,0 kB</text:p>
          </table:table-cell>
          <table:table-cell table:style-name="ce8" table:formula="of:=(2^[.C12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.52" calcext:value-type="float">
            <text:p>7,52 GB</text:p>
          </table:table-cell>
          <table:table-cell office:value-type="float" office:value="5.3" calcext:value-type="float">
            <text:p>5,30 GB</text:p>
          </table:table-cell>
          <table:table-cell office:value-type="float" office:value="4.71" calcext:value-type="float">
            <text:p>4,71 GB</text:p>
          </table:table-cell>
          <table:table-cell office:value-type="float" office:value="170722" calcext:value-type="float">
            <text:p>170722</text:p>
          </table:table-cell>
          <table:table-cell office:value-type="float" office:value="200164" calcext:value-type="float">
            <text:p>200164</text:p>
          </table:table-cell>
          <table:table-cell/>
          <table:table-cell table:formula="of:=ROUND([.F13]/[.E13]*100;1)" office:value-type="float" office:value="70.5" calcext:value-type="float">
            <text:p>70,5 %</text:p>
          </table:table-cell>
          <table:table-cell table:style-name="ce5" table:formula="of:=ROUND([.G13]/[.F13]*100;1)" office:value-type="float" office:value="88.9" calcext:value-type="float">
            <text:p>88,9 %</text:p>
          </table:table-cell>
          <table:table-cell table:formula="of:=([.G13]*1024*1024)/[.I13]" office:value-type="float" office:value="24.6737323394816" calcext:value-type="float">
            <text:p>24,7 kB</text:p>
          </table:table-cell>
          <table:table-cell table:formula="of:=(2^MAX([.B13];MIN([.D13];[.C13])))/1024" office:value-type="float" office:value="32" calcext:value-type="float">
            <text:p>32,0 kB</text:p>
          </table:table-cell>
          <table:table-cell table:formula="of:=(2^[.B13])/1024" office:value-type="float" office:value="4" calcext:value-type="float">
            <text:p>4,0 kB</text:p>
          </table:table-cell>
          <table:table-cell table:style-name="ce8" table:formula="of:=(2^[.C13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.52" calcext:value-type="float">
            <text:p>7,52 GB</text:p>
          </table:table-cell>
          <table:table-cell office:value-type="float" office:value="5.23" calcext:value-type="float">
            <text:p>5,23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95135" calcext:value-type="float">
            <text:p>95135</text:p>
          </table:table-cell>
          <table:table-cell office:value-type="float" office:value="108503" calcext:value-type="float">
            <text:p>108503</text:p>
          </table:table-cell>
          <table:table-cell/>
          <table:table-cell table:formula="of:=ROUND([.F14]/[.E14]*100;1)" office:value-type="float" office:value="69.5" calcext:value-type="float">
            <text:p>69,5 %</text:p>
          </table:table-cell>
          <table:table-cell table:style-name="ce5" table:formula="of:=ROUND([.G14]/[.F14]*100;1)" office:value-type="float" office:value="90.8" calcext:value-type="float">
            <text:p>90,8 %</text:p>
          </table:table-cell>
          <table:table-cell table:formula="of:=([.G14]*1024*1024)/[.I14]" office:value-type="float" office:value="45.9041316829949" calcext:value-type="float">
            <text:p>45,9 kB</text:p>
          </table:table-cell>
          <table:table-cell table:formula="of:=(2^MAX([.B14];MIN([.D14];[.C14])))/1024" office:value-type="float" office:value="64" calcext:value-type="float">
            <text:p>64,0 kB</text:p>
          </table:table-cell>
          <table:table-cell table:formula="of:=(2^[.B14])/1024" office:value-type="float" office:value="4" calcext:value-type="float">
            <text:p>4,0 kB</text:p>
          </table:table-cell>
          <table:table-cell table:style-name="ce8" table:formula="of:=(2^[.C14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.52" calcext:value-type="float">
            <text:p>7,52 GB</text:p>
          </table:table-cell>
          <table:table-cell office:value-type="float" office:value="5.23" calcext:value-type="float">
            <text:p>5,23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88334" calcext:value-type="float">
            <text:p>88334</text:p>
          </table:table-cell>
          <table:table-cell office:value-type="float" office:value="100386" calcext:value-type="float">
            <text:p>100386</text:p>
          </table:table-cell>
          <table:table-cell/>
          <table:table-cell table:formula="of:=ROUND([.F15]/[.E15]*100;1)" office:value-type="float" office:value="69.5" calcext:value-type="float">
            <text:p>69,5 %</text:p>
          </table:table-cell>
          <table:table-cell table:style-name="ce5" table:formula="of:=ROUND([.G15]/[.F15]*100;1)" office:value-type="float" office:value="90.8" calcext:value-type="float">
            <text:p>90,8 %</text:p>
          </table:table-cell>
          <table:table-cell table:formula="of:=([.G15]*1024*1024)/[.I15]" office:value-type="float" office:value="49.6158428466121" calcext:value-type="float">
            <text:p>49,6 kB</text:p>
          </table:table-cell>
          <table:table-cell table:formula="of:=(2^MAX([.B15];MIN([.D15];[.C15])))/1024" office:value-type="float" office:value="64" calcext:value-type="float">
            <text:p>64,0 kB</text:p>
          </table:table-cell>
          <table:table-cell table:formula="of:=(2^[.B15])/1024" office:value-type="float" office:value="8" calcext:value-type="float">
            <text:p>8,0 kB</text:p>
          </table:table-cell>
          <table:table-cell table:style-name="ce8" table:formula="of:=(2^[.C15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.52" calcext:value-type="float">
            <text:p>7,52 GB</text:p>
          </table:table-cell>
          <table:table-cell office:value-type="float" office:value="5.11" calcext:value-type="float">
            <text:p>5,11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47810" calcext:value-type="float">
            <text:p>47810</text:p>
          </table:table-cell>
          <table:table-cell office:value-type="float" office:value="52926" calcext:value-type="float">
            <text:p>52926</text:p>
          </table:table-cell>
          <table:table-cell/>
          <table:table-cell table:formula="of:=ROUND([.F16]/[.E16]*100;1)" office:value-type="float" office:value="68" calcext:value-type="float">
            <text:p>68,0 %</text:p>
          </table:table-cell>
          <table:table-cell table:style-name="ce5" table:formula="of:=ROUND([.G16]/[.F16]*100;1)" office:value-type="float" office:value="93" calcext:value-type="float">
            <text:p>93,0 %</text:p>
          </table:table-cell>
          <table:table-cell table:formula="of:=([.G16]*1024*1024)/[.I16]" office:value-type="float" office:value="94.1075463855194" calcext:value-type="float">
            <text:p>94,1 kB</text:p>
          </table:table-cell>
          <table:table-cell table:formula="of:=(2^MAX([.B16];MIN([.D16];[.C16])))/1024" office:value-type="float" office:value="128" calcext:value-type="float">
            <text:p>128,0 kB</text:p>
          </table:table-cell>
          <table:table-cell table:formula="of:=(2^[.B16])/1024" office:value-type="float" office:value="8" calcext:value-type="float">
            <text:p>8,0 kB</text:p>
          </table:table-cell>
          <table:table-cell table:style-name="ce8" table:formula="of:=(2^[.C16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52" calcext:value-type="float">
            <text:p>7,52 GB</text:p>
          </table:table-cell>
          <table:table-cell office:value-type="float" office:value="5.1" calcext:value-type="float">
            <text:p>5,10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44308" calcext:value-type="float">
            <text:p>44308</text:p>
          </table:table-cell>
          <table:table-cell office:value-type="float" office:value="48840" calcext:value-type="float">
            <text:p>48840</text:p>
          </table:table-cell>
          <table:table-cell/>
          <table:table-cell table:formula="of:=ROUND([.F17]/[.E17]*100;1)" office:value-type="float" office:value="67.8" calcext:value-type="float">
            <text:p>67,8 %</text:p>
          </table:table-cell>
          <table:table-cell table:style-name="ce5" table:formula="of:=ROUND([.G17]/[.F17]*100;1)" office:value-type="float" office:value="93.1" calcext:value-type="float">
            <text:p>93,1 %</text:p>
          </table:table-cell>
          <table:table-cell table:formula="of:=([.G17]*1024*1024)/[.I17]" office:value-type="float" office:value="101.980671580672" calcext:value-type="float">
            <text:p>102,0 kB</text:p>
          </table:table-cell>
          <table:table-cell table:formula="of:=(2^MAX([.B17];MIN([.D17];[.C17])))/1024" office:value-type="float" office:value="128" calcext:value-type="float">
            <text:p>128,0 kB</text:p>
          </table:table-cell>
          <table:table-cell table:formula="of:=(2^[.B17])/1024" office:value-type="float" office:value="16" calcext:value-type="float">
            <text:p>16,0 kB</text:p>
          </table:table-cell>
          <table:table-cell table:style-name="ce8" table:formula="of:=(2^[.C17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.52" calcext:value-type="float">
            <text:p>7,52 GB</text:p>
          </table:table-cell>
          <table:table-cell office:value-type="float" office:value="5.04" calcext:value-type="float">
            <text:p>5,04 GB</text:p>
          </table:table-cell>
          <table:table-cell office:value-type="float" office:value="4.76" calcext:value-type="float">
            <text:p>4,76 GB</text:p>
          </table:table-cell>
          <table:table-cell office:value-type="float" office:value="24435" calcext:value-type="float">
            <text:p>24435</text:p>
          </table:table-cell>
          <table:table-cell office:value-type="float" office:value="26559" calcext:value-type="float">
            <text:p>26559</text:p>
          </table:table-cell>
          <table:table-cell/>
          <table:table-cell table:formula="of:=ROUND([.F18]/[.E18]*100;1)" office:value-type="float" office:value="67" calcext:value-type="float">
            <text:p>67,0 %</text:p>
          </table:table-cell>
          <table:table-cell table:style-name="ce5" table:formula="of:=ROUND([.G18]/[.F18]*100;1)" office:value-type="float" office:value="94.4" calcext:value-type="float">
            <text:p>94,4 %</text:p>
          </table:table-cell>
          <table:table-cell table:formula="of:=([.G18]*1024*1024)/[.I18]" office:value-type="float" office:value="187.929581686057" calcext:value-type="float">
            <text:p>187,9 kB</text:p>
          </table:table-cell>
          <table:table-cell table:formula="of:=(2^MAX([.B18];MIN([.D18];[.C18])))/1024" office:value-type="float" office:value="256" calcext:value-type="float">
            <text:p>256,0 kB</text:p>
          </table:table-cell>
          <table:table-cell table:formula="of:=(2^[.B18])/1024" office:value-type="float" office:value="16" calcext:value-type="float">
            <text:p>16,0 kB</text:p>
          </table:table-cell>
          <table:table-cell table:style-name="ce8" table:formula="of:=(2^[.C18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.52" calcext:value-type="float">
            <text:p>7,52 GB</text:p>
          </table:table-cell>
          <table:table-cell office:value-type="float" office:value="5.03" calcext:value-type="float">
            <text:p>5,03 GB</text:p>
          </table:table-cell>
          <table:table-cell office:value-type="float" office:value="4.76" calcext:value-type="float">
            <text:p>4,76 GB</text:p>
          </table:table-cell>
          <table:table-cell office:value-type="float" office:value="22659" calcext:value-type="float">
            <text:p>22659</text:p>
          </table:table-cell>
          <table:table-cell office:value-type="float" office:value="24542" calcext:value-type="float">
            <text:p>24542</text:p>
          </table:table-cell>
          <table:table-cell/>
          <table:table-cell table:formula="of:=ROUND([.F19]/[.E19]*100;1)" office:value-type="float" office:value="66.9" calcext:value-type="float">
            <text:p>66,9 %</text:p>
          </table:table-cell>
          <table:table-cell table:style-name="ce5" table:formula="of:=ROUND([.G19]/[.F19]*100;1)" office:value-type="float" office:value="94.6" calcext:value-type="float">
            <text:p>94,6 %</text:p>
          </table:table-cell>
          <table:table-cell table:formula="of:=([.G19]*1024*1024)/[.I19]" office:value-type="float" office:value="203.374694808899" calcext:value-type="float">
            <text:p>203,4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32" calcext:value-type="float">
            <text:p>32,0 kB</text:p>
          </table:table-cell>
          <table:table-cell table:style-name="ce8" table:formula="of:=(2^[.C19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.52" calcext:value-type="float">
            <text:p>7,52 GB</text:p>
          </table:table-cell>
          <table:table-cell office:value-type="float" office:value="4.96" calcext:value-type="float">
            <text:p>4,96 GB</text:p>
          </table:table-cell>
          <table:table-cell office:value-type="float" office:value="4.76" calcext:value-type="float">
            <text:p>4,76 GB</text:p>
          </table:table-cell>
          <table:table-cell office:value-type="float" office:value="12212" calcext:value-type="float">
            <text:p>12212</text:p>
          </table:table-cell>
          <table:table-cell office:value-type="float" office:value="13021" calcext:value-type="float">
            <text:p>13021</text:p>
          </table:table-cell>
          <table:table-cell/>
          <table:table-cell table:formula="of:=ROUND([.F20]/[.E20]*100;1)" office:value-type="float" office:value="66" calcext:value-type="float">
            <text:p>66,0 %</text:p>
          </table:table-cell>
          <table:table-cell table:style-name="ce5" table:formula="of:=ROUND([.G20]/[.F20]*100;1)" office:value-type="float" office:value="96" calcext:value-type="float">
            <text:p>96,0 %</text:p>
          </table:table-cell>
          <table:table-cell table:formula="of:=([.G20]*1024*1024)/[.I20]" office:value-type="float" office:value="383.320924660164" calcext:value-type="float">
            <text:p>383,3 kB</text:p>
          </table:table-cell>
          <table:table-cell table:formula="of:=(2^MAX([.B20];MIN([.D20];[.C20])))/1024" office:value-type="float" office:value="512" calcext:value-type="float">
            <text:p>512,0 kB</text:p>
          </table:table-cell>
          <table:table-cell table:formula="of:=(2^[.B20])/1024" office:value-type="float" office:value="32" calcext:value-type="float">
            <text:p>32,0 kB</text:p>
          </table:table-cell>
          <table:table-cell table:style-name="ce8" table:formula="of:=(2^[.C20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formula="of:=ROUND([.F21]/[.E21]*100;1)" office:value-type="string" office:string-value="" calcext:value-type="error">
            <text:p>#DIV/0!</text:p>
          </table:table-cell>
          <table:table-cell table:style-name="ce5" table:formula="of:=ROUND([.G21]/[.F21]*100;1)" office:value-type="string" office:string-value="" calcext:value-type="error">
            <text:p>#DIV/0!</text:p>
          </table:table-cell>
          <table:table-cell table:formula="of:=([.G21]*1024*1024)/[.I21]" office:value-type="string" office:string-value="" calcext:value-type="error">
            <text:p>#DIV/0!</text:p>
          </table:table-cell>
          <table:table-cell table:formula="of:=(2^MAX([.B21];MIN([.D21];[.C21])))/1024" office:value-type="float" office:value="512" calcext:value-type="float">
            <text:p>512,0 kB</text:p>
          </table:table-cell>
          <table:table-cell table:formula="of:=(2^[.B21])/1024" office:value-type="float" office:value="64" calcext:value-type="float">
            <text:p>64,0 kB</text:p>
          </table:table-cell>
          <table:table-cell table:style-name="ce8" table:formula="of:=(2^[.C21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formula="of:=ROUND([.F22]/[.E22]*100;1)" office:value-type="string" office:string-value="" calcext:value-type="error">
            <text:p>#DIV/0!</text:p>
          </table:table-cell>
          <table:table-cell table:style-name="ce5" table:formula="of:=ROUND([.G22]/[.F22]*100;1)" office:value-type="string" office:string-value="" calcext:value-type="error">
            <text:p>#DIV/0!</text:p>
          </table:table-cell>
          <table:table-cell table:formula="of:=([.G22]*1024*1024)/[.I22]" office:value-type="string" office:string-value="" calcext:value-type="error">
            <text:p>#DIV/0!</text:p>
          </table:table-cell>
          <table:table-cell table:formula="of:=(2^MAX([.B22];MIN([.D22];[.C22])))/1024" office:value-type="float" office:value="1024" calcext:value-type="float">
            <text:p>1024,0 kB</text:p>
          </table:table-cell>
          <table:table-cell table:formula="of:=(2^[.B22])/1024" office:value-type="float" office:value="64" calcext:value-type="float">
            <text:p>64,0 kB</text:p>
          </table:table-cell>
          <table:table-cell table:style-name="ce8" table:formula="of:=(2^[.C22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.52" calcext:value-type="float">
            <text:p>7,52 GB</text:p>
          </table:table-cell>
          <table:table-cell office:value-type="float" office:value="4.9" calcext:value-type="float">
            <text:p>4,90 GB</text:p>
          </table:table-cell>
          <table:table-cell office:value-type="float" office:value="4.75" calcext:value-type="float">
            <text:p>4,75 GB</text:p>
          </table:table-cell>
          <table:table-cell office:value-type="float" office:value="5251" calcext:value-type="float">
            <text:p>5251</text:p>
          </table:table-cell>
          <table:table-cell office:value-type="float" office:value="5453" calcext:value-type="float">
            <text:p>5453</text:p>
          </table:table-cell>
          <table:table-cell/>
          <table:table-cell table:formula="of:=ROUND([.F23]/[.E23]*100;1)" office:value-type="float" office:value="65.2" calcext:value-type="float">
            <text:p>65,2 %</text:p>
          </table:table-cell>
          <table:table-cell table:style-name="ce5" table:formula="of:=ROUND([.G23]/[.F23]*100;1)" office:value-type="float" office:value="96.9" calcext:value-type="float">
            <text:p>96,9 %</text:p>
          </table:table-cell>
          <table:table-cell table:formula="of:=([.G23]*1024*1024)/[.I23]" office:value-type="float" office:value="913.393728222997" calcext:value-type="float">
            <text:p>913,4 kB</text:p>
          </table:table-cell>
          <table:table-cell table:formula="of:=(2^MAX([.B23];MIN([.D23];[.C23])))/1024" office:value-type="float" office:value="1024" calcext:value-type="float">
            <text:p>1024,0 kB</text:p>
          </table:table-cell>
          <table:table-cell table:formula="of:=(2^[.B23])/1024" office:value-type="float" office:value="256" calcext:value-type="float">
            <text:p>256,0 kB</text:p>
          </table:table-cell>
          <table:table-cell table:style-name="ce8" table:formula="of:=(2^[.C23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formula="of:=ROUND([.F24]/[.E24]*100;1)" office:value-type="string" office:string-value="" calcext:value-type="error">
            <text:p>#DIV/0!</text:p>
          </table:table-cell>
          <table:table-cell table:style-name="ce5" table:formula="of:=ROUND([.G24]/[.F24]*100;1)" office:value-type="string" office:string-value="" calcext:value-type="error">
            <text:p>#DIV/0!</text:p>
          </table:table-cell>
          <table:table-cell table:formula="of:=([.G24]*1024*1024)/[.I24]" office:value-type="string" office:string-value="" calcext:value-type="error">
            <text:p>#DIV/0!</text:p>
          </table:table-cell>
          <table:table-cell table:formula="of:=(2^MAX([.B24];MIN([.D24];[.C24])))/1024" office:value-type="float" office:value="2048" calcext:value-type="float">
            <text:p>2048,0 kB</text:p>
          </table:table-cell>
          <table:table-cell table:formula="of:=(2^[.B24])/1024" office:value-type="float" office:value="128" calcext:value-type="float">
            <text:p>128,0 kB</text:p>
          </table:table-cell>
          <table:table-cell table:style-name="ce8" table:formula="of:=(2^[.C24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formula="of:=ROUND([.F25]/[.E25]*100;1)" office:value-type="string" office:string-value="" calcext:value-type="error">
            <text:p>#DIV/0!</text:p>
          </table:table-cell>
          <table:table-cell table:style-name="ce5" table:formula="of:=ROUND([.G25]/[.F25]*100;1)" office:value-type="string" office:string-value="" calcext:value-type="error">
            <text:p>#DIV/0!</text:p>
          </table:table-cell>
          <table:table-cell table:formula="of:=([.G25]*1024*1024)/[.I25]" office:value-type="string" office:string-value="" calcext:value-type="error">
            <text:p>#DIV/0!</text:p>
          </table:table-cell>
          <table:table-cell table:formula="of:=(2^MAX([.B25];MIN([.D25];[.C25])))/1024" office:value-type="float" office:value="2048" calcext:value-type="float">
            <text:p>2048,0 kB</text:p>
          </table:table-cell>
          <table:table-cell table:formula="of:=(2^[.B25])/1024" office:value-type="float" office:value="1024" calcext:value-type="float">
            <text:p>1024,0 kB</text:p>
          </table:table-cell>
          <table:table-cell table:style-name="ce8" table:formula="of:=(2^[.C25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7.52" calcext:value-type="float">
            <text:p>7,52 GB</text:p>
          </table:table-cell>
          <table:table-cell table:number-columns-repeated="2" office:value-type="float" office:value="4.78" calcext:value-type="float">
            <text:p>4,78 GB</text:p>
          </table:table-cell>
          <table:table-cell table:number-columns-repeated="2" office:value-type="float" office:value="898" calcext:value-type="float">
            <text:p>898</text:p>
          </table:table-cell>
          <table:table-cell/>
          <table:table-cell table:formula="of:=ROUND([.F26]/[.E26]*100;1)" office:value-type="float" office:value="63.6" calcext:value-type="float">
            <text:p>63,6 %</text:p>
          </table:table-cell>
          <table:table-cell table:style-name="ce5" table:formula="of:=ROUND([.G26]/[.F26]*100;1)" office:value-type="float" office:value="100" calcext:value-type="float">
            <text:p>100,0 %</text:p>
          </table:table-cell>
          <table:table-cell table:formula="of:=([.G26]*1024*1024)/[.I26]" office:value-type="float" office:value="5581.50699331849" calcext:value-type="float">
            <text:p>5581,5 kB</text:p>
          </table:table-cell>
          <table:table-cell table:formula="of:=(2^MAX([.B26];MIN([.D26];[.C26])))/1024" office:value-type="float" office:value="8192" calcext:value-type="float">
            <text:p>8192,0 kB</text:p>
          </table:table-cell>
          <table:table-cell table:formula="of:=(2^[.B26])/1024" office:value-type="float" office:value="8192" calcext:value-type="float">
            <text:p>8192,0 kB</text:p>
          </table:table-cell>
          <table:table-cell table:style-name="ce8" table:formula="of:=(2^[.C26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.52" calcext:value-type="float">
            <text:p>7,52 GB</text:p>
          </table:table-cell>
          <table:table-cell table:number-columns-repeated="2" office:value-type="float" office:value="4.78" calcext:value-type="float">
            <text:p>4,78 GB</text:p>
          </table:table-cell>
          <table:table-cell table:number-columns-repeated="2" office:value-type="float" office:value="898" calcext:value-type="float">
            <text:p>898</text:p>
          </table:table-cell>
          <table:table-cell/>
          <table:table-cell table:formula="of:=ROUND([.F27]/[.E27]*100;1)" office:value-type="float" office:value="63.6" calcext:value-type="float">
            <text:p>63,6 %</text:p>
          </table:table-cell>
          <table:table-cell table:style-name="ce5" table:formula="of:=ROUND([.G27]/[.F27]*100;1)" office:value-type="float" office:value="100" calcext:value-type="float">
            <text:p>100,0 %</text:p>
          </table:table-cell>
          <table:table-cell table:formula="of:=([.G27]*1024*1024)/[.I27]" office:value-type="float" office:value="5581.50699331849" calcext:value-type="float">
            <text:p>5581,5 kB</text:p>
          </table:table-cell>
          <table:table-cell table:formula="of:=(2^MAX([.B27];MIN([.D27];[.C27])))/1024" office:value-type="float" office:value="8192" calcext:value-type="float">
            <text:p>8192,0 kB</text:p>
          </table:table-cell>
          <table:table-cell table:formula="of:=(2^[.B27])/1024" office:value-type="float" office:value="8192" calcext:value-type="float">
            <text:p>8192,0 kB</text:p>
          </table:table-cell>
          <table:table-cell table:style-name="ce8" table:formula="of:=(2^[.C27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formula="of:=ROUND([.F28]/[.E28]*100;1)" office:value-type="string" office:string-value="" calcext:value-type="error">
            <text:p>#DIV/0!</text:p>
          </table:table-cell>
          <table:table-cell table:style-name="ce5" table:formula="of:=ROUND([.G28]/[.F28]*100;1)" office:value-type="string" office:string-value="" calcext:value-type="error">
            <text:p>#DIV/0!</text:p>
          </table:table-cell>
          <table:table-cell table:formula="of:=([.G28]*1024*1024)/[.I28]" office:value-type="string" office:string-value="" calcext:value-type="error">
            <text:p>#DIV/0!</text:p>
          </table:table-cell>
          <table:table-cell table:formula="of:=(2^MAX([.B28];MIN([.D28];[.C28])))/1024" office:value-type="float" office:value="1024" calcext:value-type="float">
            <text:p>1024,0 kB</text:p>
          </table:table-cell>
          <table:table-cell table:formula="of:=(2^[.B28])/1024" office:value-type="float" office:value="1024" calcext:value-type="float">
            <text:p>1024,0 kB</text:p>
          </table:table-cell>
          <table:table-cell table:style-name="ce8" table:formula="of:=(2^[.C28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formula="of:=ROUND([.F29]/[.E29]*100;1)" office:value-type="string" office:string-value="" calcext:value-type="error">
            <text:p>#DIV/0!</text:p>
          </table:table-cell>
          <table:table-cell table:style-name="ce5" table:formula="of:=ROUND([.G29]/[.F29]*100;1)" office:value-type="string" office:string-value="" calcext:value-type="error">
            <text:p>#DIV/0!</text:p>
          </table:table-cell>
          <table:table-cell table:formula="of:=([.G29]*1024*1024)/[.I29]" office:value-type="string" office:string-value="" calcext:value-type="error">
            <text:p>#DIV/0!</text:p>
          </table:table-cell>
          <table:table-cell table:formula="of:=(2^MAX([.B29];MIN([.D29];[.C29])))/1024" office:value-type="float" office:value="1024" calcext:value-type="float">
            <text:p>1024,0 kB</text:p>
          </table:table-cell>
          <table:table-cell table:formula="of:=(2^[.B29])/1024" office:value-type="float" office:value="1024" calcext:value-type="float">
            <text:p>1024,0 kB</text:p>
          </table:table-cell>
          <table:table-cell table:style-name="ce8" table:formula="of:=(2^[.C29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formula="of:=ROUND([.F30]/[.E30]*100;1)" office:value-type="string" office:string-value="" calcext:value-type="error">
            <text:p>#DIV/0!</text:p>
          </table:table-cell>
          <table:table-cell table:style-name="ce5" table:formula="of:=ROUND([.G30]/[.F30]*100;1)" office:value-type="string" office:string-value="" calcext:value-type="error">
            <text:p>#DIV/0!</text:p>
          </table:table-cell>
          <table:table-cell table:formula="of:=([.G30]*1024*1024)/[.I30]" office:value-type="string" office:string-value="" calcext:value-type="error">
            <text:p>#DIV/0!</text:p>
          </table:table-cell>
          <table:table-cell table:formula="of:=(2^MAX([.B30];MIN([.D30];[.C30])))/1024" office:value-type="float" office:value="1024" calcext:value-type="float">
            <text:p>1024,0 kB</text:p>
          </table:table-cell>
          <table:table-cell table:formula="of:=(2^[.B30])/1024" office:value-type="float" office:value="1024" calcext:value-type="float">
            <text:p>1024,0 kB</text:p>
          </table:table-cell>
          <table:table-cell table:style-name="ce8" table:formula="of:=(2^[.C30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3" table:number-columns-repeated="3"/>
          <table:table-cell table:style-name="ce1" table:number-columns-repeated="3"/>
          <table:table-cell/>
          <table:table-cell table:style-name="ce5"/>
          <table:table-cell table:style-name="ce7"/>
          <table:table-cell table:number-columns-repeated="2"/>
          <table:table-cell table:style-name="ce8"/>
          <table:table-cell table:style-name="ce1" table:number-columns-repeated="1008"/>
        </table:table-row>
        <table:table-row table:style-name="ro1" table:number-rows-repeated="28">
          <table:table-cell table:number-columns-repeated="11"/>
          <table:table-cell table:style-name="ce5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2" number:min-integer-digits="1" number:decimal-replacement=""/>
      <number:text> </number:text>
    </number:number-style>
    <number:number-style style:name="N111">
      <number:number number:decimal-places="2" loext:min-decimal-places="2" number:min-integer-digits="1"/>
      <number:text> GB</number:text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2" loext:min-decimal-places="2" number:min-integer-digits="1"/>
      <number:text> kB</number:text>
    </number:number-style>
    <number:number-style style:name="N114">
      <number:number number:decimal-places="0" loext:min-decimal-places="0" number:min-integer-digits="1"/>
      <number:text> k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8">
      <number:number number:min-integer-digits="1"/>
      <number:text> M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.00.0000</text:date>, <text:time style:data-style-name="N2" text:time-value="10:39:21.3770998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2:48:43.442096446</meta:creation-date>
    <meta:editing-duration>PT12H48M46S</meta:editing-duration>
    <meta:editing-cycles>17</meta:editing-cycles>
    <meta:generator>LibreOffice/5.0.3.2$Linux_X86_64 LibreOffice_project/00m0$Build-2</meta:generator>
    <dc:date>2016-01-29T11:56:52.851147753</dc:date>
    <meta:document-statistic meta:table-count="3" meta:cell-count="13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zlib.M1:zlib.P30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zlib.P2:zlib.P30" chart:label-cell-address="zlib.P1:zlib.P1" chart:class="chart:line">
            <chart:data-point chart:repeated="29"/>
          </chart:series>
          <chart:series chart:style-name="ch10" chart:values-cell-range-address="zlib.M2:zlib.M30" chart:label-cell-address="zlib.M1:zlib.M1" chart:class="chart:line">
            <chart:data-point chart:repeated="29"/>
          </chart:series>
          <chart:series chart:style-name="ch11" chart:values-cell-range-address="zlib.N2:zlib.N30" chart:label-cell-address="zlib.N1:zlib.N1" chart:class="chart:line">
            <chart:data-point chart:repeated="29"/>
          </chart:series>
          <chart:series chart:style-name="ch12" chart:values-cell-range-address="zlib.O2:zlib.O30" chart:label-cell-address="zlib.O1:zlib.O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zlib.P1:zlib.P1</svg:desc>
                </draw:g>
              </table:table-cell>
              <table:table-cell office:value-type="string">
                <text:p>Chunksize Avg (actual)</text:p>
                <draw:g>
                  <svg:desc>zlib.M1:zlib.M1</svg:desc>
                </draw:g>
              </table:table-cell>
              <table:table-cell office:value-type="string">
                <text:p>Chunksize Avg (conf)</text:p>
                <draw:g>
                  <svg:desc>zlib.N1:zlib.N1</svg:desc>
                </draw:g>
              </table:table-cell>
              <table:table-cell office:value-type="string">
                <text:p>Chunksize Min (conf)</text:p>
                <draw:g>
                  <svg:desc>zlib.O1:zlib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zlib.P2:zlib.P30</svg:desc>
                </draw:g>
              </table:table-cell>
              <table:table-cell office:value-type="float" office:value="2.68014370069534">
                <text:p>2.68014370069534</text:p>
                <draw:g>
                  <svg:desc>zlib.M2:zlib.M30</svg:desc>
                </draw:g>
              </table:table-cell>
              <table:table-cell office:value-type="float" office:value="1">
                <text:p>1</text:p>
                <draw:g>
                  <svg:desc>zlib.N2:zlib.N30</svg:desc>
                </draw:g>
              </table:table-cell>
              <table:table-cell office:value-type="float" office:value="0.25">
                <text:p>0.25</text:p>
                <draw:g>
                  <svg:desc>zlib.O2:zlib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05655231509114">
                <text:p>1.0565523150911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75735887562981">
                <text:p>1.75735887562981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.72682144967278">
                <text:p>1.7268214496727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08015349808127">
                <text:p>3.08015349808127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.42984973113967">
                <text:p>3.4298497311396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6.14209574827541">
                <text:p>6.1420957482754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6.96861787116398">
                <text:p>6.9686178711639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2.3751629904925">
                <text:p>12.375162990492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.1110413694722">
                <text:p>14.111041369472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23.6015587386258">
                <text:p>23.6015587386258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25.7782137610553">
                <text:p>25.7782137610553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48.3326112007375">
                <text:p>48.332611200737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52.326444878282">
                <text:p>52.326444878282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">
                <text:p>512</text:p>
              </table:table-cell>
              <table:table-cell office:value-type="float" office:value="100.976918429003">
                <text:p>100.976918429003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09.931181686017">
                <text:p>109.931181686017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">
                <text:p>1024</text:p>
              </table:table-cell>
              <table:table-cell office:value-type="float" office:value="204.185985687382">
                <text:p>204.185985687382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">
                <text:p>4096</text:p>
              </table:table-cell>
              <table:table-cell office:value-type="float" office:value="222.183089523654">
                <text:p>222.183089523654</text:p>
              </table:table-cell>
              <table:table-cell office:value-type="float" office:value="256">
                <text:p>2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423.488157248157">
                <text:p>423.488157248157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92">
                <text:p>8192</text:p>
              </table:table-cell>
              <table:table-cell office:value-type="float" office:value="460.653177725909">
                <text:p>460.653177725909</text:p>
              </table:table-cell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6">
                <text:p>4096</text:p>
              </table:table-cell>
              <table:table-cell office:value-type="float" office:value="861.266685193763">
                <text:p>861.266685193763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92">
                <text:p>8192</text:p>
              </table:table-cell>
              <table:table-cell office:value-type="float" office:value="1022.48629345042">
                <text:p>1022.48629345042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6">
                <text:p>4096</text:p>
              </table:table-cell>
              <table:table-cell office:value-type="float" office:value="1472.45673565627">
                <text:p>1472.45673565627</text:p>
              </table:table-cell>
              <table:table-cell office:value-type="float" office:value="2048">
                <text:p>20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92">
                <text:p>8192</text:p>
              </table:table-cell>
              <table:table-cell office:value-type="float" office:value="2364.34990779547">
                <text:p>2364.34990779547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2">
                <text:p>8192</text:p>
              </table:table-cell>
              <table:table-cell office:value-type="float" office:value="6403.42852057842">
                <text:p>6403.42852057842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92">
                <text:p>8192</text:p>
              </table:table-cell>
              <table:table-cell office:value-type="float" office:value="6403.42852057842">
                <text:p>6403.42852057842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4">
                <text:p>1024</text:p>
              </table:table-cell>
              <table:table-cell office:value-type="float" office:value="797.052061812613">
                <text:p>797.05206181261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4">
                <text:p>1024</text:p>
              </table:table-cell>
              <table:table-cell office:value-type="float" office:value="797.052061812613">
                <text:p>797.05206181261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4">
                <text:p>1024</text:p>
              </table:table-cell>
              <table:table-cell office:value-type="float" office:value="797.052061812613">
                <text:p>797.05206181261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1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60" chart:maximum="100" chart:origin="0" chart:interval-minor-divisor="5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4.54" chart:maximum="7.34" chart:interval-major="0.35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zlib.K2:zlib.M30 zlib.G2:zlib.G30" chart:data-source-has-labels="row" svg:x="0.52cm" svg:y="0.3cm" svg:width="24.961cm" svg:height="12.669cm">
          <chartooo:coordinate-region svg:x="2.081cm" svg:y="0.5cm" svg:width="21.838cm" svg:height="11.822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zlib.L2:zlib.L30" loext:label-string="&quot;Dedup ratio (%)&quot;" chart:class="chart:scatter">
            <chart:domain table:cell-range-address="zlib.M2:zlib.M30"/>
            <chart:data-point chart:repeated="29"/>
          </chart:series>
          <chart:series chart:attached-axis="primary-y" chart:style-name="ch11" chart:values-cell-range-address="zlib.K2:zlib.K30" loext:label-string="&quot;Comp ratio (%)&quot;" chart:class="chart:scatter">
            <chart:data-point chart:repeated="29"/>
          </chart:series>
          <chart:series chart:attached-axis="secondary-y" chart:style-name="ch12" chart:values-cell-range-address="zlib.G2:zlib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8014370069534">
                <text:p>2.68014370069534</text:p>
                <draw:g>
                  <svg:desc>zlib.M2:zlib.M30</svg:desc>
                </draw:g>
              </table:table-cell>
              <table:table-cell office:value-type="float" office:value="81.2">
                <text:p>81.2</text:p>
                <draw:g>
                  <svg:desc>zlib.L2:zlib.L30</svg:desc>
                </draw:g>
              </table:table-cell>
              <table:table-cell office:value-type="float" office:value="76.3">
                <text:p>76.3</text:p>
                <draw:g>
                  <svg:desc>zlib.K2:zlib.K30</svg:desc>
                </draw:g>
              </table:table-cell>
              <table:table-cell office:value-type="float" office:value="4.7">
                <text:p>4.7</text:p>
                <draw:g>
                  <svg:desc>zlib.G2:zlib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655231509114">
                <text:p>1.05655231509114</text:p>
              </table:table-cell>
              <table:table-cell office:value-type="float" office:value="79.3">
                <text:p>79.3</text:p>
              </table:table-cell>
              <table:table-cell office:value-type="float" office:value="79">
                <text:p>7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735887562981">
                <text:p>1.75735887562981</text:p>
              </table:table-cell>
              <table:table-cell office:value-type="float" office:value="80.6">
                <text:p>80.6</text:p>
              </table:table-cell>
              <table:table-cell office:value-type="float" office:value="77.1">
                <text:p>77.1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682144967278">
                <text:p>1.72682144967278</text:p>
              </table:table-cell>
              <table:table-cell office:value-type="float" office:value="80.2">
                <text:p>80.2</text:p>
              </table:table-cell>
              <table:table-cell office:value-type="float" office:value="77.2">
                <text:p>77.2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8015349808127">
                <text:p>3.08015349808127</text:p>
              </table:table-cell>
              <table:table-cell office:value-type="float" office:value="81.6">
                <text:p>81.6</text:p>
              </table:table-cell>
              <table:table-cell office:value-type="float" office:value="76">
                <text:p>7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2984973113967">
                <text:p>3.42984973113967</text:p>
              </table:table-cell>
              <table:table-cell office:value-type="float" office:value="81.7">
                <text:p>81.7</text:p>
              </table:table-cell>
              <table:table-cell office:value-type="float" office:value="75.7">
                <text:p>75.7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4209574827541">
                <text:p>6.14209574827541</text:p>
              </table:table-cell>
              <table:table-cell office:value-type="float" office:value="84.1">
                <text:p>84.1</text:p>
              </table:table-cell>
              <table:table-cell office:value-type="float" office:value="74.8">
                <text:p>74.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6861787116398">
                <text:p>6.96861787116398</text:p>
              </table:table-cell>
              <table:table-cell office:value-type="float" office:value="84.2">
                <text:p>84.2</text:p>
              </table:table-cell>
              <table:table-cell office:value-type="float" office:value="74.7">
                <text:p>74.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751629904925">
                <text:p>12.3751629904925</text:p>
              </table:table-cell>
              <table:table-cell office:value-type="float" office:value="86.4">
                <text:p>86.4</text:p>
              </table:table-cell>
              <table:table-cell office:value-type="float" office:value="74.2">
                <text:p>74.2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110413694722">
                <text:p>14.1110413694722</text:p>
              </table:table-cell>
              <table:table-cell office:value-type="float" office:value="86.6">
                <text:p>86.6</text:p>
              </table:table-cell>
              <table:table-cell office:value-type="float" office:value="74.1">
                <text:p>74.1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6015587386258">
                <text:p>23.6015587386258</text:p>
              </table:table-cell>
              <table:table-cell office:value-type="float" office:value="88.6">
                <text:p>88.6</text:p>
              </table:table-cell>
              <table:table-cell office:value-type="float" office:value="73.7">
                <text:p>73.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7782137610553">
                <text:p>25.7782137610553</text:p>
              </table:table-cell>
              <table:table-cell office:value-type="float" office:value="88.6">
                <text:p>88.6</text:p>
              </table:table-cell>
              <table:table-cell office:value-type="float" office:value="73.8">
                <text:p>73.8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3326112007375">
                <text:p>48.3326112007375</text:p>
              </table:table-cell>
              <table:table-cell office:value-type="float" office:value="90.6">
                <text:p>90.6</text:p>
              </table:table-cell>
              <table:table-cell office:value-type="float" office:value="73.4">
                <text:p>73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326444878282">
                <text:p>52.326444878282</text:p>
              </table:table-cell>
              <table:table-cell office:value-type="float" office:value="90.8">
                <text:p>90.8</text:p>
              </table:table-cell>
              <table:table-cell office:value-type="float" office:value="73.4">
                <text:p>73.4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976918429003">
                <text:p>100.976918429003</text:p>
              </table:table-cell>
              <table:table-cell office:value-type="float" office:value="92.6">
                <text:p>92.6</text:p>
              </table:table-cell>
              <table:table-cell office:value-type="float" office:value="73.3">
                <text:p>73.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.931181686017">
                <text:p>109.931181686017</text:p>
              </table:table-cell>
              <table:table-cell office:value-type="float" office:value="92.9">
                <text:p>92.9</text:p>
              </table:table-cell>
              <table:table-cell office:value-type="float" office:value="73.3">
                <text:p>73.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.185985687382">
                <text:p>204.185985687382</text:p>
              </table:table-cell>
              <table:table-cell office:value-type="float" office:value="94">
                <text:p>94</text:p>
              </table:table-cell>
              <table:table-cell office:value-type="float" office:value="73.1">
                <text:p>73.1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.183089523654">
                <text:p>222.183089523654</text:p>
              </table:table-cell>
              <table:table-cell office:value-type="float" office:value="94.5">
                <text:p>94.5</text:p>
              </table:table-cell>
              <table:table-cell office:value-type="float" office:value="73.1">
                <text:p>73.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.488157248157">
                <text:p>423.488157248157</text:p>
              </table:table-cell>
              <table:table-cell office:value-type="float" office:value="95.6">
                <text:p>95.6</text:p>
              </table:table-cell>
              <table:table-cell office:value-type="float" office:value="73.1">
                <text:p>73.1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.653177725909">
                <text:p>460.653177725909</text:p>
              </table:table-cell>
              <table:table-cell office:value-type="float" office:value="95.8">
                <text:p>95.8</text:p>
              </table:table-cell>
              <table:table-cell office:value-type="float" office:value="73.1">
                <text:p>73.1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1.266685193763">
                <text:p>861.266685193763</text:p>
              </table:table-cell>
              <table:table-cell office:value-type="float" office:value="96.9">
                <text:p>96.9</text:p>
              </table:table-cell>
              <table:table-cell office:value-type="float" office:value="73">
                <text:p>7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2.48629345042">
                <text:p>1022.48629345042</text:p>
              </table:table-cell>
              <table:table-cell office:value-type="float" office:value="97.1">
                <text:p>97.1</text:p>
              </table:table-cell>
              <table:table-cell office:value-type="float" office:value="73">
                <text:p>7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2.45673565627">
                <text:p>1472.45673565627</text:p>
              </table:table-cell>
              <table:table-cell office:value-type="float" office:value="97.6">
                <text:p>97.6</text:p>
              </table:table-cell>
              <table:table-cell office:value-type="float" office:value="73">
                <text:p>7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4.34990779547">
                <text:p>2364.34990779547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03.42852057842">
                <text:p>6403.4285205784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3.42852057842">
                <text:p>6403.42852057842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7.052061812613">
                <text:p>797.052061812613</text:p>
              </table:table-cell>
              <table:table-cell office:value-type="float" office:value="99.5">
                <text:p>99.5</text:p>
              </table:table-cell>
              <table:table-cell office:value-type="float" office:value="73">
                <text:p>73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7.052061812613">
                <text:p>797.052061812613</text:p>
              </table:table-cell>
              <table:table-cell office:value-type="float" office:value="99.5">
                <text:p>99.5</text:p>
              </table:table-cell>
              <table:table-cell office:value-type="float" office:value="73">
                <text:p>73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7.052061812613">
                <text:p>797.052061812613</text:p>
              </table:table-cell>
              <table:table-cell office:value-type="float" office:value="99.5">
                <text:p>99.5</text:p>
              </table:table-cell>
              <table:table-cell office:value-type="float" office:value="73">
                <text:p>73</text:p>
              </table:table-cell>
              <table:table-cell office:value-type="float" office:value="5.46">
                <text:p>5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1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60" chart:maximum="100" chart:origin="0" chart:interval-minor-divisor="5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4.54" chart:maximum="7.34" chart:interval-major="0.35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lz4.K2:lz4.M30 lz4.G2:lz4.G30" chart:data-source-has-labels="row" svg:x="0.52cm" svg:y="0.3cm" svg:width="24.961cm" svg:height="12.669cm">
          <chartooo:coordinate-region svg:x="2.081cm" svg:y="0.5cm" svg:width="21.838cm" svg:height="11.822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lz4.L2:lz4.L30" loext:label-string="&quot;Dedup ratio (%)&quot;" chart:class="chart:scatter">
            <chart:domain table:cell-range-address="lz4.M2:lz4.M30"/>
            <chart:data-point chart:repeated="29"/>
          </chart:series>
          <chart:series chart:attached-axis="primary-y" chart:style-name="ch11" chart:values-cell-range-address="lz4.K2:lz4.K30" loext:label-string="&quot;Comp ratio (%)&quot;" chart:class="chart:scatter">
            <chart:data-point chart:repeated="29"/>
          </chart:series>
          <chart:series chart:attached-axis="secondary-y" chart:style-name="ch12" chart:values-cell-range-address="lz4.G2:lz4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106332527153">
                <text:p>3.01106332527153</text:p>
                <draw:g>
                  <svg:desc>lz4.M2:lz4.M30</svg:desc>
                </draw:g>
              </table:table-cell>
              <table:table-cell office:value-type="float" office:value="81">
                <text:p>81</text:p>
                <draw:g>
                  <svg:desc>lz4.L2:lz4.L30</svg:desc>
                </draw:g>
              </table:table-cell>
              <table:table-cell office:value-type="float" office:value="85.9">
                <text:p>85.9</text:p>
                <draw:g>
                  <svg:desc>lz4.K2:lz4.K30</svg:desc>
                </draw:g>
              </table:table-cell>
              <table:table-cell office:value-type="float" office:value="5.28">
                <text:p>5.28</text:p>
                <draw:g>
                  <svg:desc>lz4.G2:lz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355729066041">
                <text:p>1.16355729066041</text:p>
              </table:table-cell>
              <table:table-cell office:value-type="float" office:value="78.8">
                <text:p>78.8</text:p>
              </table:table-cell>
              <table:table-cell office:value-type="float" office:value="87.6">
                <text:p>87.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379808968881">
                <text:p>1.95379808968881</text:p>
              </table:table-cell>
              <table:table-cell office:value-type="float" office:value="80.1">
                <text:p>80.1</text:p>
              </table:table-cell>
              <table:table-cell office:value-type="float" office:value="86.2">
                <text:p>86.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2028432204039">
                <text:p>1.92028432204039</text:p>
              </table:table-cell>
              <table:table-cell office:value-type="float" office:value="79.7">
                <text:p>79.7</text:p>
              </table:table-cell>
              <table:table-cell office:value-type="float" office:value="86.4">
                <text:p>86.4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060989466342">
                <text:p>3.44060989466342</text:p>
              </table:table-cell>
              <table:table-cell office:value-type="float" office:value="81">
                <text:p>81</text:p>
              </table:table-cell>
              <table:table-cell office:value-type="float" office:value="85.5">
                <text:p>85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3202013601153">
                <text:p>3.83202013601153</text:p>
              </table:table-cell>
              <table:table-cell office:value-type="float" office:value="81.1">
                <text:p>81.1</text:p>
              </table:table-cell>
              <table:table-cell office:value-type="float" office:value="85.2">
                <text:p>85.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7921510401894">
                <text:p>6.87921510401894</text:p>
              </table:table-cell>
              <table:table-cell office:value-type="float" office:value="83.4">
                <text:p>83.4</text:p>
              </table:table-cell>
              <table:table-cell office:value-type="float" office:value="84.5">
                <text:p>84.5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054417336893">
                <text:p>7.8054417336893</text:p>
              </table:table-cell>
              <table:table-cell office:value-type="float" office:value="83.5">
                <text:p>83.5</text:p>
              </table:table-cell>
              <table:table-cell office:value-type="float" office:value="84.4">
                <text:p>84.4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609025914686">
                <text:p>13.8609025914686</text:p>
              </table:table-cell>
              <table:table-cell office:value-type="float" office:value="85.7">
                <text:p>85.7</text:p>
              </table:table-cell>
              <table:table-cell office:value-type="float" office:value="83.8">
                <text:p>83.8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364711750396">
                <text:p>15.8364711750396</text:p>
              </table:table-cell>
              <table:table-cell office:value-type="float" office:value="85.9">
                <text:p>85.9</text:p>
              </table:table-cell>
              <table:table-cell office:value-type="float" office:value="83.8">
                <text:p>83.8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4804033268979">
                <text:p>26.4804033268979</text:p>
              </table:table-cell>
              <table:table-cell office:value-type="float" office:value="88">
                <text:p>88</text:p>
              </table:table-cell>
              <table:table-cell office:value-type="float" office:value="83.3">
                <text:p>83.3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922765485399">
                <text:p>28.922765485399</text:p>
              </table:table-cell>
              <table:table-cell office:value-type="float" office:value="88">
                <text:p>88</text:p>
              </table:table-cell>
              <table:table-cell office:value-type="float" office:value="83.4">
                <text:p>83.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3183438104895">
                <text:p>54.3183438104895</text:p>
              </table:table-cell>
              <table:table-cell office:value-type="float" office:value="89.9">
                <text:p>89.9</text:p>
              </table:table-cell>
              <table:table-cell office:value-type="float" office:value="83.1">
                <text:p>83.1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7150740290537">
                <text:p>58.7150740290537</text:p>
              </table:table-cell>
              <table:table-cell office:value-type="float" office:value="90.1">
                <text:p>90.1</text:p>
              </table:table-cell>
              <table:table-cell office:value-type="float" office:value="83">
                <text:p>83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.325297963194">
                <text:p>113.325297963194</text:p>
              </table:table-cell>
              <table:table-cell office:value-type="float" office:value="92">
                <text:p>92</text:p>
              </table:table-cell>
              <table:table-cell office:value-type="float" office:value="82.7">
                <text:p>82.7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233067300014">
                <text:p>123.233067300014</text:p>
              </table:table-cell>
              <table:table-cell office:value-type="float" office:value="92.3">
                <text:p>92.3</text:p>
              </table:table-cell>
              <table:table-cell office:value-type="float" office:value="82.7">
                <text:p>82.7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.505615370126">
                <text:p>229.505615370126</text:p>
              </table:table-cell>
              <table:table-cell office:value-type="float" office:value="93.4">
                <text:p>93.4</text:p>
              </table:table-cell>
              <table:table-cell office:value-type="float" office:value="82.7">
                <text:p>82.7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.650774185658">
                <text:p>249.650774185658</text:p>
              </table:table-cell>
              <table:table-cell office:value-type="float" office:value="94">
                <text:p>94</text:p>
              </table:table-cell>
              <table:table-cell office:value-type="float" office:value="82.6">
                <text:p>82.6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6.185965882895">
                <text:p>476.185965882895</text:p>
              </table:table-cell>
              <table:table-cell office:value-type="float" office:value="95.2">
                <text:p>95.2</text:p>
              </table:table-cell>
              <table:table-cell office:value-type="float" office:value="82.6">
                <text:p>82.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8.300881887138">
                <text:p>518.300881887138</text:p>
              </table:table-cell>
              <table:table-cell office:value-type="float" office:value="95.5">
                <text:p>95.5</text:p>
              </table:table-cell>
              <table:table-cell office:value-type="float" office:value="82.6">
                <text:p>82.6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0.183849243126">
                <text:p>970.183849243126</text:p>
              </table:table-cell>
              <table:table-cell office:value-type="float" office:value="96.5">
                <text:p>96.5</text:p>
              </table:table-cell>
              <table:table-cell office:value-type="float" office:value="82.6">
                <text:p>82.6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2.70355441554">
                <text:p>1152.70355441554</text:p>
              </table:table-cell>
              <table:table-cell office:value-type="float" office:value="96.6">
                <text:p>96.6</text:p>
              </table:table-cell>
              <table:table-cell office:value-type="float" office:value="82.6">
                <text:p>82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7.95786387435">
                <text:p>1657.95786387435</text:p>
              </table:table-cell>
              <table:table-cell office:value-type="float" office:value="97.3">
                <text:p>97.3</text:p>
              </table:table-cell>
              <table:table-cell office:value-type="float" office:value="82.6">
                <text:p>82.6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5.42389261745">
                <text:p>2665.42389261745</text:p>
              </table:table-cell>
              <table:table-cell office:value-type="float" office:value="97.6">
                <text:p>97.6</text:p>
              </table:table-cell>
              <table:table-cell office:value-type="float" office:value="82.6">
                <text:p>82.6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35.1744">
                <text:p>7235.1744</text:p>
              </table:table-cell>
              <table:table-cell office:value-type="float" office:value="100">
                <text:p>100</text:p>
              </table:table-cell>
              <table:table-cell office:value-type="float" office:value="82.6">
                <text:p>8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35.1744">
                <text:p>7235.1744</text:p>
              </table:table-cell>
              <table:table-cell office:value-type="float" office:value="100">
                <text:p>100</text:p>
              </table:table-cell>
              <table:table-cell office:value-type="float" office:value="82.6">
                <text:p>8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1.655722832893">
                <text:p>901.655722832893</text:p>
              </table:table-cell>
              <table:table-cell office:value-type="float" office:value="99.5">
                <text:p>99.5</text:p>
              </table:table-cell>
              <table:table-cell office:value-type="float" office:value="82.6">
                <text:p>82.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1.655722832893">
                <text:p>901.655722832893</text:p>
              </table:table-cell>
              <table:table-cell office:value-type="float" office:value="99.5">
                <text:p>99.5</text:p>
              </table:table-cell>
              <table:table-cell office:value-type="float" office:value="82.6">
                <text:p>82.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1.655722832893">
                <text:p>901.655722832893</text:p>
              </table:table-cell>
              <table:table-cell office:value-type="float" office:value="99.5">
                <text:p>99.5</text:p>
              </table:table-cell>
              <table:table-cell office:value-type="float" office:value="82.6">
                <text:p>82.6</text:p>
              </table:table-cell>
              <table:table-cell office:value-type="float" office:value="6.18">
                <text:p>6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lz4.M1:lz4.P30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z4.P2:lz4.P30" chart:label-cell-address="lz4.P1:lz4.P1" chart:class="chart:line">
            <chart:data-point chart:repeated="29"/>
          </chart:series>
          <chart:series chart:style-name="ch10" chart:values-cell-range-address="lz4.M2:lz4.M30" chart:label-cell-address="lz4.M1:lz4.M1" chart:class="chart:line">
            <chart:data-point chart:repeated="29"/>
          </chart:series>
          <chart:series chart:style-name="ch11" chart:values-cell-range-address="lz4.N2:lz4.N30" chart:label-cell-address="lz4.N1:lz4.N1" chart:class="chart:line">
            <chart:data-point chart:repeated="29"/>
          </chart:series>
          <chart:series chart:style-name="ch12" chart:values-cell-range-address="lz4.O2:lz4.O30" chart:label-cell-address="lz4.O1:lz4.O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lz4.P1:lz4.P1</svg:desc>
                </draw:g>
              </table:table-cell>
              <table:table-cell office:value-type="string">
                <text:p>Chunksize Avg (actual)</text:p>
                <draw:g>
                  <svg:desc>lz4.M1:lz4.M1</svg:desc>
                </draw:g>
              </table:table-cell>
              <table:table-cell office:value-type="string">
                <text:p>Chunksize Avg (conf)</text:p>
                <draw:g>
                  <svg:desc>lz4.N1:lz4.N1</svg:desc>
                </draw:g>
              </table:table-cell>
              <table:table-cell office:value-type="string">
                <text:p>Chunksize Min (conf)</text:p>
                <draw:g>
                  <svg:desc>lz4.O1:lz4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z4.P2:lz4.P30</svg:desc>
                </draw:g>
              </table:table-cell>
              <table:table-cell office:value-type="float" office:value="3.01106332527153">
                <text:p>3.01106332527153</text:p>
                <draw:g>
                  <svg:desc>lz4.M2:lz4.M30</svg:desc>
                </draw:g>
              </table:table-cell>
              <table:table-cell office:value-type="float" office:value="1">
                <text:p>1</text:p>
                <draw:g>
                  <svg:desc>lz4.N2:lz4.N30</svg:desc>
                </draw:g>
              </table:table-cell>
              <table:table-cell office:value-type="float" office:value="0.25">
                <text:p>0.25</text:p>
                <draw:g>
                  <svg:desc>lz4.O2:lz4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16355729066041">
                <text:p>1.1635572906604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95379808968881">
                <text:p>1.95379808968881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.92028432204039">
                <text:p>1.9202843220403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44060989466342">
                <text:p>3.4406098946634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.83202013601153">
                <text:p>3.8320201360115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6.87921510401894">
                <text:p>6.8792151040189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7.8054417336893">
                <text:p>7.805441733689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3.8609025914686">
                <text:p>13.860902591468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5.8364711750396">
                <text:p>15.836471175039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26.4804033268979">
                <text:p>26.4804033268979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28.922765485399">
                <text:p>28.922765485399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54.3183438104895">
                <text:p>54.318343810489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58.7150740290537">
                <text:p>58.7150740290537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">
                <text:p>512</text:p>
              </table:table-cell>
              <table:table-cell office:value-type="float" office:value="113.325297963194">
                <text:p>113.325297963194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23.233067300014">
                <text:p>123.233067300014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">
                <text:p>1024</text:p>
              </table:table-cell>
              <table:table-cell office:value-type="float" office:value="229.505615370126">
                <text:p>229.505615370126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">
                <text:p>4096</text:p>
              </table:table-cell>
              <table:table-cell office:value-type="float" office:value="249.650774185658">
                <text:p>249.650774185658</text:p>
              </table:table-cell>
              <table:table-cell office:value-type="float" office:value="256">
                <text:p>2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476.185965882895">
                <text:p>476.185965882895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92">
                <text:p>8192</text:p>
              </table:table-cell>
              <table:table-cell office:value-type="float" office:value="518.300881887138">
                <text:p>518.300881887138</text:p>
              </table:table-cell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6">
                <text:p>4096</text:p>
              </table:table-cell>
              <table:table-cell office:value-type="float" office:value="970.183849243126">
                <text:p>970.183849243126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92">
                <text:p>8192</text:p>
              </table:table-cell>
              <table:table-cell office:value-type="float" office:value="1152.70355441554">
                <text:p>1152.70355441554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6">
                <text:p>4096</text:p>
              </table:table-cell>
              <table:table-cell office:value-type="float" office:value="1657.95786387435">
                <text:p>1657.95786387435</text:p>
              </table:table-cell>
              <table:table-cell office:value-type="float" office:value="2048">
                <text:p>20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92">
                <text:p>8192</text:p>
              </table:table-cell>
              <table:table-cell office:value-type="float" office:value="2665.42389261745">
                <text:p>2665.42389261745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2">
                <text:p>8192</text:p>
              </table:table-cell>
              <table:table-cell office:value-type="float" office:value="7235.1744">
                <text:p>7235.1744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92">
                <text:p>8192</text:p>
              </table:table-cell>
              <table:table-cell office:value-type="float" office:value="7235.1744">
                <text:p>7235.1744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4">
                <text:p>1024</text:p>
              </table:table-cell>
              <table:table-cell office:value-type="float" office:value="901.655722832893">
                <text:p>901.65572283289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4">
                <text:p>1024</text:p>
              </table:table-cell>
              <table:table-cell office:value-type="float" office:value="901.655722832893">
                <text:p>901.65572283289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4">
                <text:p>1024</text:p>
              </table:table-cell>
              <table:table-cell office:value-type="float" office:value="901.655722832893">
                <text:p>901.65572283289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1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60" chart:maximum="100" chart:origin="0" chart:interval-minor-divisor="5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4.54" chart:maximum="7.34" chart:interval-major="0.35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lzma.K2:lzma.M30 lzma.G2:lzma.G30" chart:data-source-has-labels="row" svg:x="0.52cm" svg:y="0.3cm" svg:width="24.961cm" svg:height="12.669cm">
          <chartooo:coordinate-region svg:x="2.081cm" svg:y="0.5cm" svg:width="21.838cm" svg:height="11.822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lzma.L2:lzma.L30" loext:label-string="&quot;Dedup ratio (%)&quot;" chart:class="chart:scatter">
            <chart:domain table:cell-range-address="lzma.M2:lzma.M30"/>
            <chart:data-point chart:repeated="29"/>
          </chart:series>
          <chart:series chart:attached-axis="primary-y" chart:style-name="ch11" chart:values-cell-range-address="lzma.K2:lzma.K30" loext:label-string="&quot;Comp ratio (%)&quot;" chart:class="chart:scatter">
            <chart:data-point chart:repeated="29"/>
          </chart:series>
          <chart:series chart:attached-axis="secondary-y" chart:style-name="ch12" chart:values-cell-range-address="lzma.G2:lzma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730072953403">
                <text:p>2.65730072953403</text:p>
                <draw:g>
                  <svg:desc>lzma.M2:lzma.M30</svg:desc>
                </draw:g>
              </table:table-cell>
              <table:table-cell office:value-type="float" office:value="81.2">
                <text:p>81.2</text:p>
                <draw:g>
                  <svg:desc>lzma.L2:lzma.L30</svg:desc>
                </draw:g>
              </table:table-cell>
              <table:table-cell office:value-type="float" office:value="75.6">
                <text:p>75.6</text:p>
                <draw:g>
                  <svg:desc>lzma.K2:lzma.K30</svg:desc>
                </draw:g>
              </table:table-cell>
              <table:table-cell office:value-type="float" office:value="4.66">
                <text:p>4.66</text:p>
                <draw:g>
                  <svg:desc>lzma.G2:lzma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740166604975">
                <text:p>1.0740166604975</text:p>
              </table:table-cell>
              <table:table-cell office:value-type="float" office:value="79.4">
                <text:p>79.4</text:p>
              </table:table-cell>
              <table:table-cell office:value-type="float" office:value="80.3">
                <text:p>80.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361416534963">
                <text:p>1.75361416534963</text:p>
              </table:table-cell>
              <table:table-cell office:value-type="float" office:value="80.6">
                <text:p>80.6</text:p>
              </table:table-cell>
              <table:table-cell office:value-type="float" office:value="76.9">
                <text:p>76.9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682205089353">
                <text:p>1.72682205089353</text:p>
              </table:table-cell>
              <table:table-cell office:value-type="float" office:value="80.2">
                <text:p>80.2</text:p>
              </table:table-cell>
              <table:table-cell office:value-type="float" office:value="77.2">
                <text:p>77.2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3410630887482">
                <text:p>3.03410630887482</text:p>
              </table:table-cell>
              <table:table-cell office:value-type="float" office:value="81.7">
                <text:p>81.7</text:p>
              </table:table-cell>
              <table:table-cell office:value-type="float" office:value="74.8">
                <text:p>74.8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692701358214">
                <text:p>5.98692701358214</text:p>
              </table:table-cell>
              <table:table-cell office:value-type="float" office:value="84.2">
                <text:p>84.2</text:p>
              </table:table-cell>
              <table:table-cell office:value-type="float" office:value="72.8">
                <text:p>72.8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7841941112353">
                <text:p>6.77841941112353</text:p>
              </table:table-cell>
              <table:table-cell office:value-type="float" office:value="84.3">
                <text:p>84.3</text:p>
              </table:table-cell>
              <table:table-cell office:value-type="float" office:value="72.6">
                <text:p>72.6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636996010349">
                <text:p>11.9636996010349</text:p>
              </table:table-cell>
              <table:table-cell office:value-type="float" office:value="86.6">
                <text:p>86.6</text:p>
              </table:table-cell>
              <table:table-cell office:value-type="float" office:value="71.6">
                <text:p>71.6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155175238658">
                <text:p>13.6155175238658</text:p>
              </table:table-cell>
              <table:table-cell office:value-type="float" office:value="86.8">
                <text:p>86.8</text:p>
              </table:table-cell>
              <table:table-cell office:value-type="float" office:value="71.3">
                <text:p>71.3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5954155781768">
                <text:p>22.5954155781768</text:p>
              </table:table-cell>
              <table:table-cell office:value-type="float" office:value="88.9">
                <text:p>88.9</text:p>
              </table:table-cell>
              <table:table-cell office:value-type="float" office:value="70.4">
                <text:p>70.4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6737323394816">
                <text:p>24.6737323394816</text:p>
              </table:table-cell>
              <table:table-cell office:value-type="float" office:value="88.9">
                <text:p>88.9</text:p>
              </table:table-cell>
              <table:table-cell office:value-type="float" office:value="70.5">
                <text:p>70.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041316829949">
                <text:p>45.9041316829949</text:p>
              </table:table-cell>
              <table:table-cell office:value-type="float" office:value="90.8">
                <text:p>90.8</text:p>
              </table:table-cell>
              <table:table-cell office:value-type="float" office:value="69.5">
                <text:p>69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6158428466121">
                <text:p>49.6158428466121</text:p>
              </table:table-cell>
              <table:table-cell office:value-type="float" office:value="90.8">
                <text:p>90.8</text:p>
              </table:table-cell>
              <table:table-cell office:value-type="float" office:value="69.5">
                <text:p>69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1075463855194">
                <text:p>94.1075463855194</text:p>
              </table:table-cell>
              <table:table-cell office:value-type="float" office:value="93">
                <text:p>93</text:p>
              </table:table-cell>
              <table:table-cell office:value-type="float" office:value="68">
                <text:p>6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980671580672">
                <text:p>101.980671580672</text:p>
              </table:table-cell>
              <table:table-cell office:value-type="float" office:value="93.1">
                <text:p>93.1</text:p>
              </table:table-cell>
              <table:table-cell office:value-type="float" office:value="67.8">
                <text:p>67.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.929581686057">
                <text:p>187.929581686057</text:p>
              </table:table-cell>
              <table:table-cell office:value-type="float" office:value="94.4">
                <text:p>94.4</text:p>
              </table:table-cell>
              <table:table-cell office:value-type="float" office:value="67">
                <text:p>6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.374694808899">
                <text:p>203.374694808899</text:p>
              </table:table-cell>
              <table:table-cell office:value-type="float" office:value="94.6">
                <text:p>94.6</text:p>
              </table:table-cell>
              <table:table-cell office:value-type="float" office:value="66.9">
                <text:p>66.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3.320924660164">
                <text:p>383.320924660164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.393728222997">
                <text:p>913.393728222997</text:p>
              </table:table-cell>
              <table:table-cell office:value-type="float" office:value="96.9">
                <text:p>96.9</text:p>
              </table:table-cell>
              <table:table-cell office:value-type="float" office:value="65.2">
                <text:p>65.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81.50699331849">
                <text:p>5581.50699331849</text:p>
              </table:table-cell>
              <table:table-cell office:value-type="float" office:value="100">
                <text:p>100</text:p>
              </table:table-cell>
              <table:table-cell office:value-type="float" office:value="63.6">
                <text:p>63.6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81.50699331849">
                <text:p>5581.50699331849</text:p>
              </table:table-cell>
              <table:table-cell office:value-type="float" office:value="100">
                <text:p>100</text:p>
              </table:table-cell>
              <table:table-cell office:value-type="float" office:value="63.6">
                <text:p>63.6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lzma.M1:lzma.P30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zma.P2:lzma.P30" chart:label-cell-address="lzma.P1:lzma.P1" chart:class="chart:line">
            <chart:data-point chart:repeated="29"/>
          </chart:series>
          <chart:series chart:style-name="ch10" chart:values-cell-range-address="lzma.M2:lzma.M30" chart:label-cell-address="lzma.M1:lzma.M1" chart:class="chart:line">
            <chart:data-point chart:repeated="29"/>
          </chart:series>
          <chart:series chart:style-name="ch11" chart:values-cell-range-address="lzma.N2:lzma.N30" chart:label-cell-address="lzma.N1:lzma.N1" chart:class="chart:line">
            <chart:data-point chart:repeated="29"/>
          </chart:series>
          <chart:series chart:style-name="ch12" chart:values-cell-range-address="lzma.O2:lzma.O30" chart:label-cell-address="lzma.O1:lzma.O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lzma.P1:lzma.P1</svg:desc>
                </draw:g>
              </table:table-cell>
              <table:table-cell office:value-type="string">
                <text:p>Chunksize Avg (actual)</text:p>
                <draw:g>
                  <svg:desc>lzma.M1:lzma.M1</svg:desc>
                </draw:g>
              </table:table-cell>
              <table:table-cell office:value-type="string">
                <text:p>Chunksize Avg (conf)</text:p>
                <draw:g>
                  <svg:desc>lzma.N1:lzma.N1</svg:desc>
                </draw:g>
              </table:table-cell>
              <table:table-cell office:value-type="string">
                <text:p>Chunksize Min (conf)</text:p>
                <draw:g>
                  <svg:desc>lzma.O1:lzma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zma.P2:lzma.P30</svg:desc>
                </draw:g>
              </table:table-cell>
              <table:table-cell office:value-type="float" office:value="2.65730072953403">
                <text:p>2.65730072953403</text:p>
                <draw:g>
                  <svg:desc>lzma.M2:lzma.M30</svg:desc>
                </draw:g>
              </table:table-cell>
              <table:table-cell office:value-type="float" office:value="1">
                <text:p>1</text:p>
                <draw:g>
                  <svg:desc>lzma.N2:lzma.N30</svg:desc>
                </draw:g>
              </table:table-cell>
              <table:table-cell office:value-type="float" office:value="0.25">
                <text:p>0.25</text:p>
                <draw:g>
                  <svg:desc>lzma.O2:lzma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0740166604975">
                <text:p>1.07401666049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75361416534963">
                <text:p>1.75361416534963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.72682205089353">
                <text:p>1.7268220508935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03410630887482">
                <text:p>3.0341063088748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.98692701358214">
                <text:p>5.986927013582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6.77841941112353">
                <text:p>6.7784194111235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1.9636996010349">
                <text:p>11.9636996010349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3.6155175238658">
                <text:p>13.615517523865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22.5954155781768">
                <text:p>22.5954155781768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24.6737323394816">
                <text:p>24.673732339481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45.9041316829949">
                <text:p>45.9041316829949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49.6158428466121">
                <text:p>49.6158428466121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">
                <text:p>512</text:p>
              </table:table-cell>
              <table:table-cell office:value-type="float" office:value="94.1075463855194">
                <text:p>94.1075463855194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01.980671580672">
                <text:p>101.980671580672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">
                <text:p>1024</text:p>
              </table:table-cell>
              <table:table-cell office:value-type="float" office:value="187.929581686057">
                <text:p>187.929581686057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">
                <text:p>4096</text:p>
              </table:table-cell>
              <table:table-cell office:value-type="float" office:value="203.374694808899">
                <text:p>203.374694808899</text:p>
              </table:table-cell>
              <table:table-cell office:value-type="float" office:value="256">
                <text:p>2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383.320924660164">
                <text:p>383.320924660164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92">
                <text:p>8192</text:p>
              </table:table-cell>
              <table:table-cell office:value-type="float" office:value="913.393728222997">
                <text:p>913.393728222997</text:p>
              </table:table-cell>
              <table:table-cell office:value-type="float" office:value="1024">
                <text:p>102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2">
                <text:p>8192</text:p>
              </table:table-cell>
              <table:table-cell office:value-type="float" office:value="5581.50699331849">
                <text:p>5581.50699331849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92">
                <text:p>8192</text:p>
              </table:table-cell>
              <table:table-cell office:value-type="float" office:value="5581.50699331849">
                <text:p>5581.50699331849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